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82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1.737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208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029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2.503cm"/>
    </style:style>
    <style:style style:name="co15" style:family="table-column">
      <style:table-column-properties fo:break-before="auto" style:column-width="4.713cm"/>
    </style:style>
    <style:style style:name="co16" style:family="table-column">
      <style:table-column-properties fo:break-before="auto" style:column-width="18.568cm"/>
    </style:style>
    <style:style style:name="co17" style:family="table-column">
      <style:table-column-properties fo:break-before="auto" style:column-width="3.983cm"/>
    </style:style>
    <style:style style:name="co18" style:family="table-column">
      <style:table-column-properties fo:break-before="auto" style:column-width="2.598cm"/>
    </style:style>
    <style:style style:name="co19" style:family="table-column">
      <style:table-column-properties fo:break-before="auto" style:column-width="5.3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normal" style:font-weight-asian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Ruter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3" table:default-cell-style-name="ce5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column table:style-name="co11" table:default-cell-style-name="ce5"/>
        <table:table-row table:style-name="ro1">
          <table:table-cell table:style-name="ce1" office:value-type="string">
            <text:p>Frå</text:p>
          </table:table-cell>
          <table:table-cell table:style-name="ce1" office:value-type="string">
            <text:p>Til</text:p>
          </table:table-cell>
          <table:table-cell table:style-name="ce1" office:value-type="string">
            <text:p>Lengde (i km)</text:p>
          </table:table-cell>
          <table:table-cell office:value-type="string">
            <text:p>Utjamna</text:p>
          </table:table-cell>
          <table:table-cell office:value-type="string">
            <text:p>Antal ruter</text:p>
          </table:table-cell>
          <table:table-cell table:style-name="ce1" office:value-type="string">
            <text:p>Farge</text:p>
          </table:table-cell>
          <table:table-cell table:style-name="ce3" office:value-type="string">
            <text:p>Trikk</text:p>
          </table:table-cell>
          <table:table-cell table:style-name="ce3" office:value-type="string">
            <text:p>Tunnel</text:p>
          </table:table-cell>
          <table:table-cell table:style-name="ce3" office:value-type="string">
            <text:p>Joker</text:p>
          </table:table-cell>
          <table:table-cell table:style-name="ce3" office:value-type="string">
            <text:p>Dobbel</text:p>
          </table:table-cell>
          <table:table-cell table:style-name="ce1" office:value-type="string">
            <text:p>Spesielt</text:p>
          </table:table-cell>
          <table:table-cell table:style-name="ce3" office:value-type="string">
            <text:p>Verdi</text:p>
          </table:table-cell>
          <table:table-cell/>
          <table:table-cell table:style-name="ce1" office:value-type="string">
            <text:p>Destinasjoner</text:p>
          </table:table-cell>
          <table:table-cell table:number-columns-repeated="6"/>
          <table:table-cell office:value-type="string">
            <text:p>Fargeantall</text:p>
          </table:table-cell>
          <table:table-cell/>
        </table:table-row>
        <table:table-row table:style-name="ro1">
          <table:table-cell office:value-type="string">
            <text:p>Marienborg</text:p>
          </table:table-cell>
          <table:table-cell office:value-type="string">
            <text:p>St. Olav</text:p>
          </table:table-cell>
          <table:table-cell office:value-type="float" office:value="0.5">
            <text:p>0,5</text:p>
          </table:table-cell>
          <table:table-cell table:style-name="ce2" table:formula="of:=[.C2]*['Reglar mm'.A2]" office:value-type="float" office:value="0.5">
            <text:p>0,5</text:p>
          </table:table-cell>
          <table:table-cell table:style-name="ce4" table:formula="of:=[.D2]" office:value-type="float" office:value="0.5">
            <text:p>1</text:p>
          </table:table-cell>
          <table:table-cell office:value-type="string">
            <text:p>Valfri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(([.E2]-[.G2]-[.H2]-[.I2]-[.J2])*['Reglar mm'.$C$9])+([.G2]*['Reglar mm'.$C$5])+([.H2]*['Reglar mm'.$C$6])+([.I2]*['Reglar mm'.$C$7])+([.J2]*['Reglar mm'.$C$10])" office:value-type="float" office:value="0.9">
            <text:p>1</text:p>
          </table:table-cell>
          <table:table-cell/>
          <table:table-cell office:value-type="string">
            <text:p>Bratsberg</text:p>
          </table:table-cell>
          <table:table-cell table:number-columns-repeated="8"/>
        </table:table-row>
        <table:table-row table:style-name="ro1">
          <table:table-cell office:value-type="string">
            <text:p>Skansen</text:p>
          </table:table-cell>
          <table:table-cell office:value-type="string">
            <text:p>Ila</text:p>
          </table:table-cell>
          <table:table-cell office:value-type="float" office:value="0.5">
            <text:p>0,5</text:p>
          </table:table-cell>
          <table:table-cell table:style-name="ce2" table:formula="of:=[.C3]*['Reglar mm'.A2]" office:value-type="float" office:value="0.5">
            <text:p>0,5</text:p>
          </table:table-cell>
          <table:table-cell table:style-name="ce4" table:formula="of:=[.D3]" office:value-type="float" office:value="0.5">
            <text:p>1</text:p>
          </table:table-cell>
          <table:table-cell office:value-type="string">
            <text:p>Grønn/Blå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E3]" office:value-type="float" office:value="0.5">
            <text:p>1</text:p>
          </table:table-cell>
          <table:table-cell/>
          <table:table-cell table:formula="of:=(([.E3]-[.G3]-[.H3]-[.I3]-[.J3])*['Reglar mm'.$C$9])+([.G3]*['Reglar mm'.$C$5])+([.H3]*['Reglar mm'.$C$6])+([.I3]*['Reglar mm'.$C$7])+([.J3]*['Reglar mm'.$C$10])" office:value-type="float" office:value="0.9">
            <text:p>1</text:p>
          </table:table-cell>
          <table:table-cell/>
          <table:table-cell office:value-type="string">
            <text:p>Breidablikk</text:p>
          </table:table-cell>
          <table:table-cell table:number-columns-repeated="2"/>
          <table:table-cell office:value-type="string">
            <text:p>Kontonummer</text:p>
          </table:table-cell>
          <table:table-cell/>
          <table:table-cell office:value-type="string">
            <text:p>Beløp</text:p>
          </table:table-cell>
          <table:table-cell/>
          <table:table-cell office:value-type="string">
            <text:p>Blå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kansen</text:p>
          </table:table-cell>
          <table:table-cell office:value-type="string">
            <text:p>Spektrum</text:p>
          </table:table-cell>
          <table:table-cell office:value-type="float" office:value="0.5">
            <text:p>0,5</text:p>
          </table:table-cell>
          <table:table-cell table:style-name="ce2" table:formula="of:=[.C4]*['Reglar mm'.$A$2]" office:value-type="float" office:value="0.5">
            <text:p>0,5</text:p>
          </table:table-cell>
          <table:table-cell table:style-name="ce4" table:formula="of:=[.D4]" office:value-type="float" office:value="0.5">
            <text:p>1</text:p>
          </table:table-cell>
          <table:table-cell office:value-type="string">
            <text:p>Valfri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(([.E4]-[.G4]-[.H4]-[.I4]-[.J4])*['Reglar mm'.$C$9])+([.G4]*['Reglar mm'.$C$5])+([.H4]*['Reglar mm'.$C$6])+([.I4]*['Reglar mm'.$C$7])+([.J4]*['Reglar mm'.$C$10])" office:value-type="float" office:value="0.9">
            <text:p>1</text:p>
          </table:table-cell>
          <table:table-cell/>
          <table:table-cell office:value-type="string">
            <text:p>Buenget</text:p>
          </table:table-cell>
          <table:table-cell table:number-columns-repeated="2"/>
          <table:table-cell office:value-type="string">
            <text:p>0539 32 29499</text:p>
          </table:table-cell>
          <table:table-cell/>
          <table:table-cell office:value-type="float" office:value="357">
            <text:p>357</text:p>
          </table:table-cell>
          <table:table-cell/>
          <table:table-cell office:value-type="string">
            <text:p>Grøn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t. Olav</text:p>
          </table:table-cell>
          <table:table-cell office:value-type="string">
            <text:p>Samfundet</text:p>
          </table:table-cell>
          <table:table-cell office:value-type="float" office:value="0.5">
            <text:p>0,5</text:p>
          </table:table-cell>
          <table:table-cell table:style-name="ce2" table:formula="of:=[.C5]*['Reglar mm'.A2]" office:value-type="float" office:value="0.5">
            <text:p>0,5</text:p>
          </table:table-cell>
          <table:table-cell table:style-name="ce4" table:formula="of:=[.D5]" office:value-type="float" office:value="0.5">
            <text:p>1</text:p>
          </table:table-cell>
          <table:table-cell office:value-type="string">
            <text:p>Raud</text:p>
          </table:table-cell>
          <table:table-cell table:number-columns-repeated="4"/>
          <table:table-cell/>
          <table:table-cell table:formula="of:=(([.E5]-[.G5]-[.H5]-[.I5]-[.J5])*['Reglar mm'.$C$9])+([.G5]*['Reglar mm'.$C$5])+([.H5]*['Reglar mm'.$C$6])+([.I5]*['Reglar mm'.$C$7])+([.J5]*['Reglar mm'.$C$10])" office:value-type="float" office:value="0.5">
            <text:p>1</text:p>
          </table:table-cell>
          <table:table-cell/>
          <table:table-cell office:value-type="string">
            <text:p>Buran</text:p>
          </table:table-cell>
          <table:table-cell table:number-columns-repeated="6"/>
          <table:table-cell office:value-type="string">
            <text:p>Lill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Åsvegen skole</text:p>
          </table:table-cell>
          <table:table-cell office:value-type="string">
            <text:p>Breidablikk</text:p>
          </table:table-cell>
          <table:table-cell office:value-type="float" office:value="0.6">
            <text:p>0,6</text:p>
          </table:table-cell>
          <table:table-cell table:style-name="ce2" table:formula="of:=[.C6]*['Reglar mm'.A2]" office:value-type="float" office:value="0.6">
            <text:p>0,6</text:p>
          </table:table-cell>
          <table:table-cell table:style-name="ce4" table:formula="of:=[.D6]" office:value-type="float" office:value="0.6">
            <text:p>1</text:p>
          </table:table-cell>
          <table:table-cell office:value-type="string">
            <text:p>Oransje</text:p>
          </table:table-cell>
          <table:table-cell table:number-columns-repeated="4"/>
          <table:table-cell/>
          <table:table-cell table:formula="of:=(([.E6]-[.G6]-[.H6]-[.I6]-[.J6])*['Reglar mm'.$C$9])+([.G6]*['Reglar mm'.$C$5])+([.H6]*['Reglar mm'.$C$6])+([.I6]*['Reglar mm'.$C$7])+([.J6]*['Reglar mm'.$C$10])" office:value-type="float" office:value="0.6">
            <text:p>1</text:p>
          </table:table-cell>
          <table:table-cell/>
          <table:table-cell office:value-type="string">
            <text:p>Charlottenlund</text:p>
          </table:table-cell>
          <table:table-cell table:number-columns-repeated="6"/>
          <table:table-cell office:value-type="string">
            <text:p>Raud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2" office:value-type="string">
            <text:p>Pirbadet</text:p>
          </table:table-cell>
          <table:table-cell table:style-name="ce2" office:value-type="string">
            <text:p>Trondheim S</text:p>
          </table:table-cell>
          <table:table-cell table:style-name="ce2" office:value-type="float" office:value="0.7">
            <text:p>0,7</text:p>
          </table:table-cell>
          <table:table-cell table:style-name="ce2" table:formula="of:=[.C7]*['Reglar mm'.A2]" office:value-type="float" office:value="0.7">
            <text:p>0,7</text:p>
          </table:table-cell>
          <table:table-cell table:style-name="ce4" table:formula="of:=[.D7]" office:value-type="float" office:value="0.7">
            <text:p>1</text:p>
          </table:table-cell>
          <table:table-cell table:style-name="ce2" office:value-type="string">
            <text:p>Blå/Kvit</text:p>
          </table:table-cell>
          <table:table-cell table:style-name="ce4"/>
          <table:table-cell table:style-name="ce4"/>
          <table:table-cell table:style-name="ce4"/>
          <table:table-cell table:style-name="ce4" table:formula="of:=[.E7]" office:value-type="float" office:value="0.7">
            <text:p>1</text:p>
          </table:table-cell>
          <table:table-cell table:style-name="ce2"/>
          <table:table-cell table:formula="of:=(([.E7]-[.G7]-[.H7]-[.I7]-[.J7])*['Reglar mm'.$C$9])+([.G7]*['Reglar mm'.$C$5])+([.H7]*['Reglar mm'.$C$6])+([.I7]*['Reglar mm'.$C$7])+([.J7]*['Reglar mm'.$C$10])" office:value-type="float" office:value="0.56">
            <text:p>1</text:p>
          </table:table-cell>
          <table:table-cell/>
          <table:table-cell office:value-type="string">
            <text:p>City Lade</text:p>
          </table:table-cell>
          <table:table-cell table:number-columns-repeated="6"/>
          <table:table-cell office:value-type="string">
            <text:p>Kvi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amfundet</text:p>
          </table:table-cell>
          <table:table-cell office:value-type="string">
            <text:p>Gløshaugen</text:p>
          </table:table-cell>
          <table:table-cell office:value-type="float" office:value="0.7">
            <text:p>0,7</text:p>
          </table:table-cell>
          <table:table-cell table:style-name="ce2" table:formula="of:=[.C8]*['Reglar mm'.A2]" office:value-type="float" office:value="0.7">
            <text:p>0,7</text:p>
          </table:table-cell>
          <table:table-cell table:style-name="ce4" table:formula="of:=[.D8]" office:value-type="float" office:value="0.7">
            <text:p>1</text:p>
          </table:table-cell>
          <table:table-cell office:value-type="string">
            <text:p>Gul/Lilla</text:p>
          </table:table-cell>
          <table:table-cell table:number-columns-repeated="3"/>
          <table:table-cell table:formula="of:=[.E8]" office:value-type="float" office:value="0.7">
            <text:p>1</text:p>
          </table:table-cell>
          <table:table-cell/>
          <table:table-cell table:formula="of:=(([.E8]-[.G8]-[.H8]-[.I8]-[.J8])*['Reglar mm'.$C$9])+([.G8]*['Reglar mm'.$C$5])+([.H8]*['Reglar mm'.$C$6])+([.I8]*['Reglar mm'.$C$7])+([.J8]*['Reglar mm'.$C$10])" office:value-type="float" office:value="0.56">
            <text:p>1</text:p>
          </table:table-cell>
          <table:table-cell/>
          <table:table-cell office:value-type="string">
            <text:p>Dragvoll</text:p>
          </table:table-cell>
          <table:table-cell table:number-columns-repeated="6"/>
          <table:table-cell office:value-type="string">
            <text:p>Svar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entrum</text:p>
          </table:table-cell>
          <table:table-cell office:value-type="string">
            <text:p>Kalvskinnet</text:p>
          </table:table-cell>
          <table:table-cell office:value-type="float" office:value="0.7">
            <text:p>0,7</text:p>
          </table:table-cell>
          <table:table-cell table:style-name="ce2" table:formula="of:=[.C9]*['Reglar mm'.A2]" office:value-type="float" office:value="0.7">
            <text:p>0,7</text:p>
          </table:table-cell>
          <table:table-cell table:style-name="ce4" table:formula="of:=[.D9]" office:value-type="float" office:value="0.7">
            <text:p>1</text:p>
          </table:table-cell>
          <table:table-cell office:value-type="string">
            <text:p>Kvit/Svart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E9]" office:value-type="float" office:value="0.7">
            <text:p>1</text:p>
          </table:table-cell>
          <table:table-cell/>
          <table:table-cell table:formula="of:=(([.E9]-[.G9]-[.H9]-[.I9]-[.J9])*['Reglar mm'.$C$9])+([.G9]*['Reglar mm'.$C$5])+([.H9]*['Reglar mm'.$C$6])+([.I9]*['Reglar mm'.$C$7])+([.J9]*['Reglar mm'.$C$10])" office:value-type="float" office:value="1.06">
            <text:p>1</text:p>
          </table:table-cell>
          <table:table-cell/>
          <table:table-cell office:value-type="string">
            <text:p>Flatåsen</text:p>
          </table:table-cell>
          <table:table-cell table:number-columns-repeated="6"/>
          <table:table-cell office:value-type="string">
            <text:p>Oransj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Kalvskinnet</text:p>
          </table:table-cell>
          <table:table-cell office:value-type="string">
            <text:p>Skansen</text:p>
          </table:table-cell>
          <table:table-cell office:value-type="float" office:value="0.9">
            <text:p>0,9</text:p>
          </table:table-cell>
          <table:table-cell table:style-name="ce2" table:formula="of:=[.C10]*['Reglar mm'.A2]" office:value-type="float" office:value="0.9">
            <text:p>0,9</text:p>
          </table:table-cell>
          <table:table-cell table:style-name="ce4" table:formula="of:=[.D10]" office:value-type="float" office:value="0.9">
            <text:p>1</text:p>
          </table:table-cell>
          <table:table-cell office:value-type="string">
            <text:p>Raud/Gul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E10]" office:value-type="float" office:value="0.9">
            <text:p>1</text:p>
          </table:table-cell>
          <table:table-cell/>
          <table:table-cell table:formula="of:=(([.E10]-[.G10]-[.H10]-[.I10]-[.J10])*['Reglar mm'.$C$9])+([.G10]*['Reglar mm'.$C$5])+([.H10]*['Reglar mm'.$C$6])+([.I10]*['Reglar mm'.$C$7])+([.J10]*['Reglar mm'.$C$10])" office:value-type="float" office:value="1.22">
            <text:p>1</text:p>
          </table:table-cell>
          <table:table-cell/>
          <table:table-cell office:value-type="string">
            <text:p>Gløshaugen</text:p>
          </table:table-cell>
          <table:table-cell table:number-columns-repeated="6"/>
          <table:table-cell office:value-type="string">
            <text:p>Gu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trinda</text:p>
          </table:table-cell>
          <table:table-cell office:value-type="string">
            <text:p>Tyholt</text:p>
          </table:table-cell>
          <table:table-cell office:value-type="float" office:value="0.9">
            <text:p>0,9</text:p>
          </table:table-cell>
          <table:table-cell table:style-name="ce2" table:formula="of:=[.C11]*['Reglar mm'.$A$2]" office:value-type="float" office:value="0.9">
            <text:p>0,9</text:p>
          </table:table-cell>
          <table:table-cell table:style-name="ce4" table:formula="of:=[.D11]" office:value-type="float" office:value="0.9">
            <text:p>1</text:p>
          </table:table-cell>
          <table:table-cell office:value-type="string">
            <text:p>Valfri</text:p>
          </table:table-cell>
          <table:table-cell/>
          <table:table-cell table:formula="of:=[.E11]" office:value-type="float" office:value="0.9">
            <text:p>1</text:p>
          </table:table-cell>
          <table:table-cell table:number-columns-repeated="2"/>
          <table:table-cell/>
          <table:table-cell table:formula="of:=(([.E11]-[.G11]-[.H11]-[.I11]-[.J11])*['Reglar mm'.$C$9])+([.G11]*['Reglar mm'.$C$5])+([.H11]*['Reglar mm'.$C$6])+([.I11]*['Reglar mm'.$C$7])+([.J11]*['Reglar mm'.$C$10])" office:value-type="float" office:value="1.17">
            <text:p>1</text:p>
          </table:table-cell>
          <table:table-cell/>
          <table:table-cell office:value-type="string">
            <text:p>Heimdal</text:p>
          </table:table-cell>
          <table:table-cell table:number-columns-repeated="6"/>
          <table:table-cell office:value-type="string">
            <text:p>Valfri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ondheim S</text:p>
          </table:table-cell>
          <table:table-cell office:value-type="string">
            <text:p>Sentrum</text:p>
          </table:table-cell>
          <table:table-cell office:value-type="float" office:value="0.9">
            <text:p>0,9</text:p>
          </table:table-cell>
          <table:table-cell table:style-name="ce2" table:formula="of:=[.C12]*['Reglar mm'.$A$2]" office:value-type="float" office:value="0.9">
            <text:p>0,9</text:p>
          </table:table-cell>
          <table:table-cell table:style-name="ce4" table:formula="of:=[.D12]" office:value-type="float" office:value="0.9">
            <text:p>1</text:p>
          </table:table-cell>
          <table:table-cell office:value-type="string">
            <text:p>Valfri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2]" office:value-type="float" office:value="0.9">
            <text:p>1</text:p>
          </table:table-cell>
          <table:table-cell/>
          <table:table-cell table:formula="of:=(([.E12]-[.G12]-[.H12]-[.I12]-[.J12])*['Reglar mm'.$C$9])+([.G12]*['Reglar mm'.$C$5])+([.H12]*['Reglar mm'.$C$6])+([.I12]*['Reglar mm'.$C$7])+([.J12]*['Reglar mm'.$C$10])" office:value-type="float" office:value="1.12">
            <text:p>1</text:p>
          </table:table-cell>
          <table:table-cell/>
          <table:table-cell office:value-type="string">
            <text:p>Hundhammeren</text:p>
          </table:table-cell>
          <table:table-cell table:number-columns-repeated="7"/>
          <table:table-cell table:style-name="ce3" table:formula="of:=SUM([.V3:.V11])" office:value-type="float" office:value="220">
            <text:p>220</text:p>
          </table:table-cell>
        </table:table-row>
        <table:table-row table:style-name="ro1">
          <table:table-cell office:value-type="string">
            <text:p>Ringve</text:p>
          </table:table-cell>
          <table:table-cell office:value-type="string">
            <text:p>Lade allé</text:p>
          </table:table-cell>
          <table:table-cell office:value-type="float" office:value="1">
            <text:p>1</text:p>
          </table:table-cell>
          <table:table-cell table:style-name="ce2" table:formula="of:=[.C13]*['Reglar mm'.A2]" office:value-type="float" office:value="1">
            <text:p>1</text:p>
          </table:table-cell>
          <table:table-cell table:style-name="ce4" table:formula="of:=[.D13]" office:value-type="float" office:value="1">
            <text:p>1</text:p>
          </table:table-cell>
          <table:table-cell office:value-type="string">
            <text:p>Kvit</text:p>
          </table:table-cell>
          <table:table-cell table:number-columns-repeated="4"/>
          <table:table-cell/>
          <table:table-cell table:formula="of:=(([.E13]-[.G13]-[.H13]-[.I13]-[.J13])*['Reglar mm'.$C$9])+([.G13]*['Reglar mm'.$C$5])+([.H13]*['Reglar mm'.$C$6])+([.I13]*['Reglar mm'.$C$7])+([.J13]*['Reglar mm'.$C$10])" office:value-type="float" office:value="1">
            <text:p>1</text:p>
          </table:table-cell>
          <table:table-cell/>
          <table:table-cell office:value-type="string">
            <text:p>Ikea</text:p>
          </table:table-cell>
          <table:table-cell table:number-columns-repeated="8"/>
        </table:table-row>
        <table:table-row table:style-name="ro1">
          <table:table-cell office:value-type="string">
            <text:p>Singsaker</text:p>
          </table:table-cell>
          <table:table-cell office:value-type="string">
            <text:p>Samfundet</text:p>
          </table:table-cell>
          <table:table-cell office:value-type="float" office:value="1">
            <text:p>1</text:p>
          </table:table-cell>
          <table:table-cell table:style-name="ce2" table:formula="of:=[.C14]*['Reglar mm'.$A$2]" office:value-type="float" office:value="1">
            <text:p>1</text:p>
          </table:table-cell>
          <table:table-cell table:style-name="ce4" table:formula="of:=[.D14]" office:value-type="float" office:value="1">
            <text:p>1</text:p>
          </table:table-cell>
          <table:table-cell office:value-type="string">
            <text:p>Blå</text:p>
          </table:table-cell>
          <table:table-cell table:number-columns-repeated="4"/>
          <table:table-cell/>
          <table:table-cell table:formula="of:=(([.E14]-[.G14]-[.H14]-[.I14]-[.J14])*['Reglar mm'.$C$9])+([.G14]*['Reglar mm'.$C$5])+([.H14]*['Reglar mm'.$C$6])+([.I14]*['Reglar mm'.$C$7])+([.J14]*['Reglar mm'.$C$10])" office:value-type="float" office:value="1">
            <text:p>1</text:p>
          </table:table-cell>
          <table:table-cell/>
          <table:table-cell office:value-type="string">
            <text:p>Ila</text:p>
          </table:table-cell>
          <table:table-cell table:number-columns-repeated="8"/>
        </table:table-row>
        <table:table-row table:style-name="ro1">
          <table:table-cell office:value-type="string">
            <text:p>Solsida</text:p>
          </table:table-cell>
          <table:table-cell office:value-type="string">
            <text:p>Buran</text:p>
          </table:table-cell>
          <table:table-cell office:value-type="float" office:value="1">
            <text:p>1</text:p>
          </table:table-cell>
          <table:table-cell table:style-name="ce2" table:formula="of:=[.C15]*['Reglar mm'.$A$2]" office:value-type="float" office:value="1">
            <text:p>1</text:p>
          </table:table-cell>
          <table:table-cell table:style-name="ce4" table:formula="of:=[.D15]" office:value-type="float" office:value="1">
            <text:p>1</text:p>
          </table:table-cell>
          <table:table-cell office:value-type="string">
            <text:p>Oransje/Lilla</text:p>
          </table:table-cell>
          <table:table-cell table:number-columns-repeated="3"/>
          <table:table-cell table:formula="of:=[.E15]" office:value-type="float" office:value="1">
            <text:p>1</text:p>
          </table:table-cell>
          <table:table-cell/>
          <table:table-cell table:formula="of:=(([.E15]-[.G15]-[.H15]-[.I15]-[.J15])*['Reglar mm'.$C$9])+([.G15]*['Reglar mm'.$C$5])+([.H15]*['Reglar mm'.$C$6])+([.I15]*['Reglar mm'.$C$7])+([.J15]*['Reglar mm'.$C$10])" office:value-type="float" office:value="0.8">
            <text:p>1</text:p>
          </table:table-cell>
          <table:table-cell/>
          <table:table-cell office:value-type="string">
            <text:p>Jakobsli</text:p>
          </table:table-cell>
          <table:table-cell table:number-columns-repeated="8"/>
        </table:table-row>
        <table:table-row table:style-name="ro1">
          <table:table-cell office:value-type="string">
            <text:p>Moholt</text:p>
          </table:table-cell>
          <table:table-cell office:value-type="string">
            <text:p>Voll</text:p>
          </table:table-cell>
          <table:table-cell office:value-type="float" office:value="1.1">
            <text:p>1,1</text:p>
          </table:table-cell>
          <table:table-cell table:style-name="ce2" table:formula="of:=[.C16]*['Reglar mm'.$A$2]" office:value-type="float" office:value="1.1">
            <text:p>1,1</text:p>
          </table:table-cell>
          <table:table-cell table:style-name="ce4" table:formula="of:=[.D16]" office:value-type="float" office:value="1.1">
            <text:p>1</text:p>
          </table:table-cell>
          <table:table-cell office:value-type="string">
            <text:p>Valfri/Kvi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(([.E16]-[.G16]-[.H16]-[.I16]-[.J16])*['Reglar mm'.$C$9])+([.G16]*['Reglar mm'.$C$5])+([.H16]*['Reglar mm'.$C$6])+([.I16]*['Reglar mm'.$C$7])+([.J16]*['Reglar mm'.$C$10])" office:value-type="float" office:value="0.9">
            <text:p>1</text:p>
          </table:table-cell>
          <table:table-cell/>
          <table:table-cell office:value-type="string">
            <text:p>Jonsvatnet</text:p>
          </table:table-cell>
          <table:table-cell table:number-columns-repeated="8"/>
        </table:table-row>
        <table:table-row table:style-name="ro1">
          <table:table-cell office:value-type="string">
            <text:p>Sentrum</text:p>
          </table:table-cell>
          <table:table-cell office:value-type="string">
            <text:p>Samfundet</text:p>
          </table:table-cell>
          <table:table-cell office:value-type="float" office:value="1.1">
            <text:p>1,1</text:p>
          </table:table-cell>
          <table:table-cell table:style-name="ce2" table:formula="of:=[.C17]*['Reglar mm'.A2]" office:value-type="float" office:value="1.1">
            <text:p>1,1</text:p>
          </table:table-cell>
          <table:table-cell table:style-name="ce4" table:formula="of:=[.D17]" office:value-type="float" office:value="1.1">
            <text:p>1</text:p>
          </table:table-cell>
          <table:table-cell office:value-type="string">
            <text:p>Valfri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7]" office:value-type="float" office:value="1.1">
            <text:p>1</text:p>
          </table:table-cell>
          <table:table-cell/>
          <table:table-cell table:formula="of:=(([.E17]-[.G17]-[.H17]-[.I17]-[.J17])*['Reglar mm'.$C$9])+([.G17]*['Reglar mm'.$C$5])+([.H17]*['Reglar mm'.$C$6])+([.I17]*['Reglar mm'.$C$7])+([.J17]*['Reglar mm'.$C$10])" office:value-type="float" office:value="1.28">
            <text:p>1</text:p>
          </table:table-cell>
          <table:table-cell/>
          <table:table-cell office:value-type="string">
            <text:p>Kalvskinnet</text:p>
          </table:table-cell>
          <table:table-cell table:number-columns-repeated="8"/>
        </table:table-row>
        <table:table-row table:style-name="ro1">
          <table:table-cell office:value-type="string">
            <text:p>City Lade</text:p>
          </table:table-cell>
          <table:table-cell office:value-type="string">
            <text:p>Ringve</text:p>
          </table:table-cell>
          <table:table-cell office:value-type="float" office:value="1.1">
            <text:p>1,1</text:p>
          </table:table-cell>
          <table:table-cell table:style-name="ce2" table:formula="of:=[.C18]*['Reglar mm'.A2]" office:value-type="float" office:value="1.1">
            <text:p>1,1</text:p>
          </table:table-cell>
          <table:table-cell table:style-name="ce4" table:formula="of:=[.D18]" office:value-type="float" office:value="1.1">
            <text:p>1</text:p>
          </table:table-cell>
          <table:table-cell office:value-type="string">
            <text:p>Lilla</text:p>
          </table:table-cell>
          <table:table-cell/>
          <table:table-cell table:formula="of:=[.E18]" office:value-type="float" office:value="1.1">
            <text:p>1</text:p>
          </table:table-cell>
          <table:table-cell table:number-columns-repeated="2"/>
          <table:table-cell/>
          <table:table-cell table:formula="of:=(([.E18]-[.G18]-[.H18]-[.I18]-[.J18])*['Reglar mm'.$C$9])+([.G18]*['Reglar mm'.$C$5])+([.H18]*['Reglar mm'.$C$6])+([.I18]*['Reglar mm'.$C$7])+([.J18]*['Reglar mm'.$C$10])" office:value-type="float" office:value="1.43">
            <text:p>1</text:p>
          </table:table-cell>
          <table:table-cell/>
          <table:table-cell office:value-type="string">
            <text:p>Klæbu</text:p>
          </table:table-cell>
          <table:table-cell table:number-columns-repeated="8"/>
        </table:table-row>
        <table:table-row table:style-name="ro1">
          <table:table-cell office:value-type="string">
            <text:p>Breidablikk</text:p>
          </table:table-cell>
          <table:table-cell office:value-type="string">
            <text:p>Marienborg</text:p>
          </table:table-cell>
          <table:table-cell office:value-type="float" office:value="1.2">
            <text:p>1,2</text:p>
          </table:table-cell>
          <table:table-cell table:style-name="ce2" table:formula="of:=[.C19]*['Reglar mm'.A2]" office:value-type="float" office:value="1.2">
            <text:p>1,2</text:p>
          </table:table-cell>
          <table:table-cell table:style-name="ce4" table:formula="of:=[.D19]" office:value-type="float" office:value="1.2">
            <text:p>1</text:p>
          </table:table-cell>
          <table:table-cell office:value-type="string">
            <text:p>Raud/Gul</text:p>
          </table:table-cell>
          <table:table-cell/>
          <table:table-cell table:formula="of:=[.E19]" office:value-type="float" office:value="1.2">
            <text:p>1</text:p>
          </table:table-cell>
          <table:table-cell/>
          <table:table-cell table:formula="of:=[.E19]" office:value-type="float" office:value="1.2">
            <text:p>1</text:p>
          </table:table-cell>
          <table:table-cell/>
          <table:table-cell table:formula="of:=(([.E19]-[.G19]-[.H19]-[.I19]-[.J19])*['Reglar mm'.$C$9])+([.G19]*['Reglar mm'.$C$5])+([.H19]*['Reglar mm'.$C$6])+([.I19]*['Reglar mm'.$C$7])+([.J19]*['Reglar mm'.$C$10])" office:value-type="float" office:value="1.32">
            <text:p>1</text:p>
          </table:table-cell>
          <table:table-cell/>
          <table:table-cell office:value-type="string">
            <text:p>Lade Allé</text:p>
          </table:table-cell>
          <table:table-cell table:number-columns-repeated="8"/>
        </table:table-row>
        <table:table-row table:style-name="ro1">
          <table:table-cell office:value-type="string">
            <text:p>Buran</text:p>
          </table:table-cell>
          <table:table-cell office:value-type="string">
            <text:p>Rosenborg</text:p>
          </table:table-cell>
          <table:table-cell office:value-type="float" office:value="1.2">
            <text:p>1,2</text:p>
          </table:table-cell>
          <table:table-cell table:style-name="ce2" table:formula="of:=[.C20]*['Reglar mm'.$A$2]" office:value-type="float" office:value="1.2">
            <text:p>1,2</text:p>
          </table:table-cell>
          <table:table-cell table:style-name="ce4" table:formula="of:=[.D20]" office:value-type="float" office:value="1.2">
            <text:p>1</text:p>
          </table:table-cell>
          <table:table-cell office:value-type="string">
            <text:p>Blå</text:p>
          </table:table-cell>
          <table:table-cell table:number-columns-repeated="4"/>
          <table:table-cell/>
          <table:table-cell table:formula="of:=(([.E20]-[.G20]-[.H20]-[.I20]-[.J20])*['Reglar mm'.$C$9])+([.G20]*['Reglar mm'.$C$5])+([.H20]*['Reglar mm'.$C$6])+([.I20]*['Reglar mm'.$C$7])+([.J20]*['Reglar mm'.$C$10])" office:value-type="float" office:value="1.2">
            <text:p>1</text:p>
          </table:table-cell>
          <table:table-cell/>
          <table:table-cell office:value-type="string">
            <text:p>Marienborg</text:p>
          </table:table-cell>
          <table:table-cell table:number-columns-repeated="8"/>
        </table:table-row>
        <table:table-row table:style-name="ro1">
          <table:table-cell office:value-type="string">
            <text:p>Samfundet</text:p>
          </table:table-cell>
          <table:table-cell office:value-type="string">
            <text:p>Spektrum</text:p>
          </table:table-cell>
          <table:table-cell office:value-type="float" office:value="1.2">
            <text:p>1,2</text:p>
          </table:table-cell>
          <table:table-cell table:style-name="ce2" table:formula="of:=[.C21]*['Reglar mm'.A2]" office:value-type="float" office:value="1.2">
            <text:p>1,2</text:p>
          </table:table-cell>
          <table:table-cell table:style-name="ce4" table:formula="of:=[.D21]" office:value-type="float" office:value="1.2">
            <text:p>1</text:p>
          </table:table-cell>
          <table:table-cell office:value-type="string">
            <text:p>Oransje</text:p>
          </table:table-cell>
          <table:table-cell table:number-columns-repeated="4"/>
          <table:table-cell/>
          <table:table-cell table:formula="of:=(([.E21]-[.G21]-[.H21]-[.I21]-[.J21])*['Reglar mm'.$C$9])+([.G21]*['Reglar mm'.$C$5])+([.H21]*['Reglar mm'.$C$6])+([.I21]*['Reglar mm'.$C$7])+([.J21]*['Reglar mm'.$C$10])" office:value-type="float" office:value="1.2">
            <text:p>1</text:p>
          </table:table-cell>
          <table:table-cell/>
          <table:table-cell office:value-type="string">
            <text:p>Moholt</text:p>
          </table:table-cell>
          <table:table-cell table:number-columns-repeated="8"/>
        </table:table-row>
        <table:table-row table:style-name="ro1">
          <table:table-cell office:value-type="string">
            <text:p>Trondheim S</text:p>
          </table:table-cell>
          <table:table-cell office:value-type="string">
            <text:p>Solsida</text:p>
          </table:table-cell>
          <table:table-cell office:value-type="float" office:value="1.3">
            <text:p>1,3</text:p>
          </table:table-cell>
          <table:table-cell table:style-name="ce2" table:formula="of:=[.C22]*['Reglar mm'.A2]" office:value-type="float" office:value="1.3">
            <text:p>1,3</text:p>
          </table:table-cell>
          <table:table-cell table:style-name="ce4" table:formula="of:=[.D22]" office:value-type="float" office:value="1.3">
            <text:p>1</text:p>
          </table:table-cell>
          <table:table-cell office:value-type="string">
            <text:p>Valfri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22]" office:value-type="float" office:value="1.3">
            <text:p>1</text:p>
          </table:table-cell>
          <table:table-cell/>
          <table:table-cell table:formula="of:=(([.E22]-[.G22]-[.H22]-[.I22]-[.J22])*['Reglar mm'.$C$9])+([.G22]*['Reglar mm'.$C$5])+([.H22]*['Reglar mm'.$C$6])+([.I22]*['Reglar mm'.$C$7])+([.J22]*['Reglar mm'.$C$10])" office:value-type="float" office:value="1.44">
            <text:p>1</text:p>
          </table:table-cell>
          <table:table-cell/>
          <table:table-cell office:value-type="string">
            <text:p>Munkvoll</text:p>
          </table:table-cell>
          <table:table-cell table:number-columns-repeated="8"/>
        </table:table-row>
        <table:table-row table:style-name="ro1">
          <table:table-cell office:value-type="string">
            <text:p>Voll</text:p>
          </table:table-cell>
          <table:table-cell office:value-type="string">
            <text:p>Dragvoll</text:p>
          </table:table-cell>
          <table:table-cell office:value-type="float" office:value="1.4">
            <text:p>1,4</text:p>
          </table:table-cell>
          <table:table-cell table:style-name="ce2" table:formula="of:=[.C23]*['Reglar mm'.$A$2]" office:value-type="float" office:value="1.4">
            <text:p>1,4</text:p>
          </table:table-cell>
          <table:table-cell table:style-name="ce4" table:formula="of:=[.D23]" office:value-type="float" office:value="1.4">
            <text:p>1</text:p>
          </table:table-cell>
          <table:table-cell office:value-type="string">
            <text:p>Raud</text:p>
          </table:table-cell>
          <table:table-cell table:number-columns-repeated="4"/>
          <table:table-cell/>
          <table:table-cell table:formula="of:=(([.E23]-[.G23]-[.H23]-[.I23]-[.J23])*['Reglar mm'.$C$9])+([.G23]*['Reglar mm'.$C$5])+([.H23]*['Reglar mm'.$C$6])+([.I23]*['Reglar mm'.$C$7])+([.J23]*['Reglar mm'.$C$10])" office:value-type="float" office:value="1.4">
            <text:p>1</text:p>
          </table:table-cell>
          <table:table-cell/>
          <table:table-cell office:value-type="string">
            <text:p>Othilienborg</text:p>
          </table:table-cell>
          <table:table-cell table:number-columns-repeated="8"/>
        </table:table-row>
        <table:table-row table:style-name="ro1">
          <table:table-cell office:value-type="string">
            <text:p>Dragvoll</text:p>
          </table:table-cell>
          <table:table-cell office:value-type="string">
            <text:p>Tunga</text:p>
          </table:table-cell>
          <table:table-cell office:value-type="float" office:value="1.5">
            <text:p>1,5</text:p>
          </table:table-cell>
          <table:table-cell table:style-name="ce2" table:formula="of:=[.C24]*['Reglar mm'.$A$2]" office:value-type="float" office:value="1.5">
            <text:p>1,5</text:p>
          </table:table-cell>
          <table:table-cell table:style-name="ce4" table:formula="of:=[.D24]" office:value-type="float" office:value="1.5">
            <text:p>2</text:p>
          </table:table-cell>
          <table:table-cell office:value-type="string">
            <text:p>Oransje</text:p>
          </table:table-cell>
          <table:table-cell table:number-columns-repeated="4"/>
          <table:table-cell/>
          <table:table-cell table:formula="of:=(([.E24]-[.G24]-[.H24]-[.I24]-[.J24])*['Reglar mm'.$C$9])+([.G24]*['Reglar mm'.$C$5])+([.H24]*['Reglar mm'.$C$6])+([.I24]*['Reglar mm'.$C$7])+([.J24]*['Reglar mm'.$C$10])" office:value-type="float" office:value="1.5">
            <text:p>2</text:p>
          </table:table-cell>
          <table:table-cell/>
          <table:table-cell office:value-type="string">
            <text:p>Pirbadet</text:p>
          </table:table-cell>
          <table:table-cell table:number-columns-repeated="8"/>
        </table:table-row>
        <table:table-row table:style-name="ro1">
          <table:table-cell office:value-type="string">
            <text:p>Solsida</text:p>
          </table:table-cell>
          <table:table-cell office:value-type="string">
            <text:p>Sentrum</text:p>
          </table:table-cell>
          <table:table-cell office:value-type="float" office:value="1.5">
            <text:p>1,5</text:p>
          </table:table-cell>
          <table:table-cell table:style-name="ce2" table:formula="of:=[.C25]*['Reglar mm'.A2]" office:value-type="float" office:value="1.5">
            <text:p>1,5</text:p>
          </table:table-cell>
          <table:table-cell table:style-name="ce4" table:formula="of:=[.D25]" office:value-type="float" office:value="1.5">
            <text:p>2</text:p>
          </table:table-cell>
          <table:table-cell office:value-type="string">
            <text:p>Gul/Blå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25]" office:value-type="float" office:value="1.5">
            <text:p>2</text:p>
          </table:table-cell>
          <table:table-cell/>
          <table:table-cell table:formula="of:=(([.E25]-[.G25]-[.H25]-[.I25]-[.J25])*['Reglar mm'.$C$9])+([.G25]*['Reglar mm'.$C$5])+([.H25]*['Reglar mm'.$C$6])+([.I25]*['Reglar mm'.$C$7])+([.J25]*['Reglar mm'.$C$10])" office:value-type="float" office:value="1.6">
            <text:p>2</text:p>
          </table:table-cell>
          <table:table-cell/>
          <table:table-cell office:value-type="string">
            <text:p>Ringve</text:p>
          </table:table-cell>
          <table:table-cell table:number-columns-repeated="8"/>
        </table:table-row>
        <table:table-row table:style-name="ro1">
          <table:table-cell office:value-type="string">
            <text:p>Tonstad</text:p>
          </table:table-cell>
          <table:table-cell office:value-type="string">
            <text:p>Sjetnemarka</text:p>
          </table:table-cell>
          <table:table-cell office:value-type="float" office:value="1.5">
            <text:p>1,5</text:p>
          </table:table-cell>
          <table:table-cell table:style-name="ce2" table:formula="of:=[.C26]*['Reglar mm'.$A$2]" office:value-type="float" office:value="1.5">
            <text:p>1,5</text:p>
          </table:table-cell>
          <table:table-cell table:style-name="ce4" table:formula="of:=[.D26]" office:value-type="float" office:value="1.5">
            <text:p>2</text:p>
          </table:table-cell>
          <table:table-cell office:value-type="string">
            <text:p>Svart</text:p>
          </table:table-cell>
          <table:table-cell table:number-columns-repeated="4"/>
          <table:table-cell/>
          <table:table-cell table:formula="of:=(([.E26]-[.G26]-[.H26]-[.I26]-[.J26])*['Reglar mm'.$C$9])+([.G26]*['Reglar mm'.$C$5])+([.H26]*['Reglar mm'.$C$6])+([.I26]*['Reglar mm'.$C$7])+([.J26]*['Reglar mm'.$C$10])" office:value-type="float" office:value="1.5">
            <text:p>2</text:p>
          </table:table-cell>
          <table:table-cell/>
          <table:table-cell office:value-type="string">
            <text:p>Risvollan</text:p>
          </table:table-cell>
          <table:table-cell table:number-columns-repeated="8"/>
        </table:table-row>
        <table:table-row table:style-name="ro1">
          <table:table-cell office:value-type="string">
            <text:p>Moholt</text:p>
          </table:table-cell>
          <table:table-cell office:value-type="string">
            <text:p>Strinda</text:p>
          </table:table-cell>
          <table:table-cell office:value-type="float" office:value="1.6">
            <text:p>1,6</text:p>
          </table:table-cell>
          <table:table-cell table:style-name="ce2" table:formula="of:=[.C27]*['Reglar mm'.$A$2]" office:value-type="float" office:value="1.6">
            <text:p>1,6</text:p>
          </table:table-cell>
          <table:table-cell table:style-name="ce4" table:formula="of:=[.D27]" office:value-type="float" office:value="1.6">
            <text:p>2</text:p>
          </table:table-cell>
          <table:table-cell office:value-type="string">
            <text:p>Svart</text:p>
          </table:table-cell>
          <table:table-cell table:number-columns-repeated="4"/>
          <table:table-cell/>
          <table:table-cell table:formula="of:=(([.E27]-[.G27]-[.H27]-[.I27]-[.J27])*['Reglar mm'.$C$9])+([.G27]*['Reglar mm'.$C$5])+([.H27]*['Reglar mm'.$C$6])+([.I27]*['Reglar mm'.$C$7])+([.J27]*['Reglar mm'.$C$10])" office:value-type="float" office:value="1.6">
            <text:p>2</text:p>
          </table:table-cell>
          <table:table-cell/>
          <table:table-cell office:value-type="string">
            <text:p>Romolslia</text:p>
          </table:table-cell>
          <table:table-cell table:number-columns-repeated="8"/>
        </table:table-row>
        <table:table-row table:style-name="ro1">
          <table:table-cell office:value-type="string">
            <text:p>Rosenborg</text:p>
          </table:table-cell>
          <table:table-cell office:value-type="string">
            <text:p>Singsaker</text:p>
          </table:table-cell>
          <table:table-cell office:value-type="float" office:value="1.6">
            <text:p>1,6</text:p>
          </table:table-cell>
          <table:table-cell table:style-name="ce2" table:formula="of:=[.C28]*['Reglar mm'.$A$2]" office:value-type="float" office:value="1.6">
            <text:p>1,6</text:p>
          </table:table-cell>
          <table:table-cell table:style-name="ce4" table:formula="of:=[.D28]" office:value-type="float" office:value="1.6">
            <text:p>2</text:p>
          </table:table-cell>
          <table:table-cell office:value-type="string">
            <text:p>Gul</text:p>
          </table:table-cell>
          <table:table-cell table:number-columns-repeated="4"/>
          <table:table-cell/>
          <table:table-cell table:formula="of:=(([.E28]-[.G28]-[.H28]-[.I28]-[.J28])*['Reglar mm'.$C$9])+([.G28]*['Reglar mm'.$C$5])+([.H28]*['Reglar mm'.$C$6])+([.I28]*['Reglar mm'.$C$7])+([.J28]*['Reglar mm'.$C$10])" office:value-type="float" office:value="1.6">
            <text:p>2</text:p>
          </table:table-cell>
          <table:table-cell/>
          <table:table-cell office:value-type="string">
            <text:p>Rosenborg</text:p>
          </table:table-cell>
          <table:table-cell table:number-columns-repeated="8"/>
        </table:table-row>
        <table:table-row table:style-name="ro1">
          <table:table-cell office:value-type="string">
            <text:p>Steinan</text:p>
          </table:table-cell>
          <table:table-cell office:value-type="string">
            <text:p>Risvollan</text:p>
          </table:table-cell>
          <table:table-cell office:value-type="float" office:value="1.7">
            <text:p>1,7</text:p>
          </table:table-cell>
          <table:table-cell table:style-name="ce2" table:formula="of:=[.C29]*['Reglar mm'.$A$2]" office:value-type="float" office:value="1.7">
            <text:p>1,7</text:p>
          </table:table-cell>
          <table:table-cell table:style-name="ce4" table:formula="of:=[.D29]" office:value-type="float" office:value="1.7">
            <text:p>2</text:p>
          </table:table-cell>
          <table:table-cell office:value-type="string">
            <text:p>Kvit</text:p>
          </table:table-cell>
          <table:table-cell/>
          <table:table-cell table:formula="of:=[.E29]" office:value-type="float" office:value="1.7">
            <text:p>2</text:p>
          </table:table-cell>
          <table:table-cell table:number-columns-repeated="2"/>
          <table:table-cell/>
          <table:table-cell table:formula="of:=(([.E29]-[.G29]-[.H29]-[.I29]-[.J29])*['Reglar mm'.$C$9])+([.G29]*['Reglar mm'.$C$5])+([.H29]*['Reglar mm'.$C$6])+([.I29]*['Reglar mm'.$C$7])+([.J29]*['Reglar mm'.$C$10])" office:value-type="float" office:value="2.21">
            <text:p>2</text:p>
          </table:table-cell>
          <table:table-cell/>
          <table:table-cell office:value-type="string">
            <text:p>Samfundet</text:p>
          </table:table-cell>
          <table:table-cell table:number-columns-repeated="8"/>
        </table:table-row>
        <table:table-row table:style-name="ro1">
          <table:table-cell office:value-type="string">
            <text:p>Sverresborg</text:p>
          </table:table-cell>
          <table:table-cell office:value-type="string">
            <text:p>Åsvegen skole</text:p>
          </table:table-cell>
          <table:table-cell office:value-type="float" office:value="1.7">
            <text:p>1,7</text:p>
          </table:table-cell>
          <table:table-cell table:style-name="ce2" table:formula="of:=[.C30]*['Reglar mm'.A2]" office:value-type="float" office:value="1.7">
            <text:p>1,7</text:p>
          </table:table-cell>
          <table:table-cell table:style-name="ce4" table:formula="of:=[.D30]" office:value-type="float" office:value="1.7">
            <text:p>2</text:p>
          </table:table-cell>
          <table:table-cell office:value-type="string">
            <text:p>Blå</text:p>
          </table:table-cell>
          <table:table-cell table:number-columns-repeated="4"/>
          <table:table-cell/>
          <table:table-cell table:formula="of:=(([.E30]-[.G30]-[.H30]-[.I30]-[.J30])*['Reglar mm'.$C$9])+([.G30]*['Reglar mm'.$C$5])+([.H30]*['Reglar mm'.$C$6])+([.I30]*['Reglar mm'.$C$7])+([.J30]*['Reglar mm'.$C$10])" office:value-type="float" office:value="1.7">
            <text:p>2</text:p>
          </table:table-cell>
          <table:table-cell/>
          <table:table-cell office:value-type="string">
            <text:p>Saupstad</text:p>
          </table:table-cell>
          <table:table-cell table:number-columns-repeated="8"/>
        </table:table-row>
        <table:table-row table:style-name="ro1">
          <table:table-cell office:value-type="string">
            <text:p>Flatåsen</text:p>
          </table:table-cell>
          <table:table-cell office:value-type="string">
            <text:p>Saupstad</text:p>
          </table:table-cell>
          <table:table-cell office:value-type="float" office:value="1.8">
            <text:p>1,8</text:p>
          </table:table-cell>
          <table:table-cell table:style-name="ce2" table:formula="of:=[.C31]*['Reglar mm'.$A$2]" office:value-type="float" office:value="1.8">
            <text:p>1,8</text:p>
          </table:table-cell>
          <table:table-cell table:style-name="ce4" table:formula="of:=[.D31]" office:value-type="float" office:value="1.8">
            <text:p>2</text:p>
          </table:table-cell>
          <table:table-cell office:value-type="string">
            <text:p>Grønn</text:p>
          </table:table-cell>
          <table:table-cell table:number-columns-repeated="4"/>
          <table:table-cell/>
          <table:table-cell table:formula="of:=(([.E31]-[.G31]-[.H31]-[.I31]-[.J31])*['Reglar mm'.$C$9])+([.G31]*['Reglar mm'.$C$5])+([.H31]*['Reglar mm'.$C$6])+([.I31]*['Reglar mm'.$C$7])+([.J31]*['Reglar mm'.$C$10])" office:value-type="float" office:value="1.8">
            <text:p>2</text:p>
          </table:table-cell>
          <table:table-cell/>
          <table:table-cell office:value-type="string">
            <text:p>Sentrum</text:p>
          </table:table-cell>
          <table:table-cell table:number-columns-repeated="8"/>
        </table:table-row>
        <table:table-row table:style-name="ro1">
          <table:table-cell office:value-type="string">
            <text:p>Othilienborg</text:p>
          </table:table-cell>
          <table:table-cell office:value-type="string">
            <text:p>Steinan</text:p>
          </table:table-cell>
          <table:table-cell office:value-type="float" office:value="1.8">
            <text:p>1,8</text:p>
          </table:table-cell>
          <table:table-cell table:style-name="ce2" table:formula="of:=[.C32]*['Reglar mm'.$A$2]" office:value-type="float" office:value="1.8">
            <text:p>1,8</text:p>
          </table:table-cell>
          <table:table-cell table:style-name="ce4" table:formula="of:=[.D32]" office:value-type="float" office:value="1.8">
            <text:p>2</text:p>
          </table:table-cell>
          <table:table-cell office:value-type="string">
            <text:p>Oransje</text:p>
          </table:table-cell>
          <table:table-cell table:number-columns-repeated="4"/>
          <table:table-cell/>
          <table:table-cell table:formula="of:=(([.E32]-[.G32]-[.H32]-[.I32]-[.J32])*['Reglar mm'.$C$9])+([.G32]*['Reglar mm'.$C$5])+([.H32]*['Reglar mm'.$C$6])+([.I32]*['Reglar mm'.$C$7])+([.J32]*['Reglar mm'.$C$10])" office:value-type="float" office:value="1.8">
            <text:p>2</text:p>
          </table:table-cell>
          <table:table-cell/>
          <table:table-cell office:value-type="string">
            <text:p>Singsaker</text:p>
          </table:table-cell>
          <table:table-cell table:number-columns-repeated="8"/>
        </table:table-row>
        <table:table-row table:style-name="ro1">
          <table:table-cell office:value-type="string">
            <text:p>Strindheim</text:p>
          </table:table-cell>
          <table:table-cell office:value-type="string">
            <text:p>Lade allé</text:p>
          </table:table-cell>
          <table:table-cell office:value-type="float" office:value="1.8">
            <text:p>1,8</text:p>
          </table:table-cell>
          <table:table-cell table:style-name="ce2" table:formula="of:=[.C33]*['Reglar mm'.$A$2]" office:value-type="float" office:value="1.8">
            <text:p>1,8</text:p>
          </table:table-cell>
          <table:table-cell table:style-name="ce4" table:formula="of:=[.D33]" office:value-type="float" office:value="1.8">
            <text:p>2</text:p>
          </table:table-cell>
          <table:table-cell office:value-type="string">
            <text:p>Grønn</text:p>
          </table:table-cell>
          <table:table-cell table:number-columns-repeated="4"/>
          <table:table-cell/>
          <table:table-cell table:formula="of:=(([.E33]-[.G33]-[.H33]-[.I33]-[.J33])*['Reglar mm'.$C$9])+([.G33]*['Reglar mm'.$C$5])+([.H33]*['Reglar mm'.$C$6])+([.I33]*['Reglar mm'.$C$7])+([.J33]*['Reglar mm'.$C$10])" office:value-type="float" office:value="1.8">
            <text:p>2</text:p>
          </table:table-cell>
          <table:table-cell/>
          <table:table-cell office:value-type="string">
            <text:p>Sjetnemarka</text:p>
          </table:table-cell>
          <table:table-cell table:number-columns-repeated="8"/>
        </table:table-row>
        <table:table-row table:style-name="ro1">
          <table:table-cell office:value-type="string">
            <text:p>Tonstad</text:p>
          </table:table-cell>
          <table:table-cell office:value-type="string">
            <text:p>Tiller</text:p>
          </table:table-cell>
          <table:table-cell office:value-type="float" office:value="1.8">
            <text:p>1,8</text:p>
          </table:table-cell>
          <table:table-cell table:style-name="ce2" table:formula="of:=[.C34]*['Reglar mm'.$A$2]" office:value-type="float" office:value="1.8">
            <text:p>1,8</text:p>
          </table:table-cell>
          <table:table-cell table:style-name="ce4" table:formula="of:=[.D34]" office:value-type="float" office:value="1.8">
            <text:p>2</text:p>
          </table:table-cell>
          <table:table-cell office:value-type="string">
            <text:p>Grønn</text:p>
          </table:table-cell>
          <table:table-cell table:number-columns-repeated="4"/>
          <table:table-cell/>
          <table:table-cell table:formula="of:=(([.E34]-[.G34]-[.H34]-[.I34]-[.J34])*['Reglar mm'.$C$9])+([.G34]*['Reglar mm'.$C$5])+([.H34]*['Reglar mm'.$C$6])+([.I34]*['Reglar mm'.$C$7])+([.J34]*['Reglar mm'.$C$10])" office:value-type="float" office:value="1.8">
            <text:p>2</text:p>
          </table:table-cell>
          <table:table-cell/>
          <table:table-cell office:value-type="string">
            <text:p>Skansen</text:p>
          </table:table-cell>
          <table:table-cell table:number-columns-repeated="8"/>
        </table:table-row>
        <table:table-row table:style-name="ro1">
          <table:table-cell office:value-type="string">
            <text:p>Tunga</text:p>
          </table:table-cell>
          <table:table-cell office:value-type="string">
            <text:p>Strindheim</text:p>
          </table:table-cell>
          <table:table-cell office:value-type="float" office:value="1.8">
            <text:p>1,8</text:p>
          </table:table-cell>
          <table:table-cell table:style-name="ce2" table:formula="of:=[.C35]*['Reglar mm'.$A$2]" office:value-type="float" office:value="1.8">
            <text:p>1,8</text:p>
          </table:table-cell>
          <table:table-cell table:style-name="ce4" table:formula="of:=[.D35]" office:value-type="float" office:value="1.8">
            <text:p>2</text:p>
          </table:table-cell>
          <table:table-cell office:value-type="string">
            <text:p>Gul</text:p>
          </table:table-cell>
          <table:table-cell table:number-columns-repeated="4"/>
          <table:table-cell/>
          <table:table-cell table:formula="of:=(([.E35]-[.G35]-[.H35]-[.I35]-[.J35])*['Reglar mm'.$C$9])+([.G35]*['Reglar mm'.$C$5])+([.H35]*['Reglar mm'.$C$6])+([.I35]*['Reglar mm'.$C$7])+([.J35]*['Reglar mm'.$C$10])" office:value-type="float" office:value="1.8">
            <text:p>2</text:p>
          </table:table-cell>
          <table:table-cell/>
          <table:table-cell office:value-type="string">
            <text:p>Sluppen Bru</text:p>
          </table:table-cell>
          <table:table-cell table:number-columns-repeated="8"/>
        </table:table-row>
        <table:table-row table:style-name="ro1">
          <table:table-cell office:value-type="string">
            <text:p>Pirbadet</text:p>
          </table:table-cell>
          <table:table-cell office:value-type="string">
            <text:p>Skansen</text:p>
          </table:table-cell>
          <table:table-cell office:value-type="float" office:value="2.1">
            <text:p>2,1</text:p>
          </table:table-cell>
          <table:table-cell table:style-name="ce2" table:formula="of:=[.C36]*['Reglar mm'.$A$2]" office:value-type="float" office:value="2.1">
            <text:p>2,1</text:p>
          </table:table-cell>
          <table:table-cell table:style-name="ce4" table:formula="of:=[.D36]" office:value-type="float" office:value="2.1">
            <text:p>2</text:p>
          </table:table-cell>
          <table:table-cell office:value-type="string">
            <text:p>Gu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(([.E36]-[.G36]-[.H36]-[.I36]-[.J36])*['Reglar mm'.$C$9])+([.G36]*['Reglar mm'.$C$5])+([.H36]*['Reglar mm'.$C$6])+([.I36]*['Reglar mm'.$C$7])+([.J36]*['Reglar mm'.$C$10])" office:value-type="float" office:value="2.5">
            <text:p>3</text:p>
          </table:table-cell>
          <table:table-cell/>
          <table:table-cell office:value-type="string">
            <text:p>Solbakken Skole</text:p>
          </table:table-cell>
          <table:table-cell table:number-columns-repeated="8"/>
        </table:table-row>
        <table:table-row table:style-name="ro1">
          <table:table-cell office:value-type="string">
            <text:p>Romolslia</text:p>
          </table:table-cell>
          <table:table-cell office:value-type="string">
            <text:p>Flatåsen</text:p>
          </table:table-cell>
          <table:table-cell office:value-type="float" office:value="2.3">
            <text:p>2,3</text:p>
          </table:table-cell>
          <table:table-cell table:style-name="ce2" table:formula="of:=[.C37]*['Reglar mm'.$A$2]" office:value-type="float" office:value="2.3">
            <text:p>2,3</text:p>
          </table:table-cell>
          <table:table-cell table:style-name="ce4" table:formula="of:=[.D37]" office:value-type="float" office:value="2.3">
            <text:p>2</text:p>
          </table:table-cell>
          <table:table-cell office:value-type="string">
            <text:p>Blå</text:p>
          </table:table-cell>
          <table:table-cell table:number-columns-repeated="4"/>
          <table:table-cell/>
          <table:table-cell table:formula="of:=(([.E37]-[.G37]-[.H37]-[.I37]-[.J37])*['Reglar mm'.$C$9])+([.G37]*['Reglar mm'.$C$5])+([.H37]*['Reglar mm'.$C$6])+([.I37]*['Reglar mm'.$C$7])+([.J37]*['Reglar mm'.$C$10])" office:value-type="float" office:value="2.3">
            <text:p>2</text:p>
          </table:table-cell>
          <table:table-cell/>
          <table:table-cell office:value-type="string">
            <text:p>Solsida</text:p>
          </table:table-cell>
          <table:table-cell table:number-columns-repeated="8"/>
        </table:table-row>
        <table:table-row table:style-name="ro1">
          <table:table-cell office:value-type="string">
            <text:p>Singsaker</text:p>
          </table:table-cell>
          <table:table-cell office:value-type="string">
            <text:p>Tyholt</text:p>
          </table:table-cell>
          <table:table-cell office:value-type="float" office:value="2.3">
            <text:p>2,3</text:p>
          </table:table-cell>
          <table:table-cell table:style-name="ce2" table:formula="of:=[.C38]*['Reglar mm'.$A$2]" office:value-type="float" office:value="2.3">
            <text:p>2,3</text:p>
          </table:table-cell>
          <table:table-cell table:style-name="ce4" table:formula="of:=[.D38]" office:value-type="float" office:value="2.3">
            <text:p>2</text:p>
          </table:table-cell>
          <table:table-cell office:value-type="string">
            <text:p>Lilla</text:p>
          </table:table-cell>
          <table:table-cell table:number-columns-repeated="4"/>
          <table:table-cell/>
          <table:table-cell table:formula="of:=(([.E38]-[.G38]-[.H38]-[.I38]-[.J38])*['Reglar mm'.$C$9])+([.G38]*['Reglar mm'.$C$5])+([.H38]*['Reglar mm'.$C$6])+([.I38]*['Reglar mm'.$C$7])+([.J38]*['Reglar mm'.$C$10])" office:value-type="float" office:value="2.3">
            <text:p>2</text:p>
          </table:table-cell>
          <table:table-cell/>
          <table:table-cell office:value-type="string">
            <text:p>Spektrum</text:p>
          </table:table-cell>
          <table:table-cell table:number-columns-repeated="8"/>
        </table:table-row>
        <table:table-row table:style-name="ro1">
          <table:table-cell office:value-type="string">
            <text:p>Steinan</text:p>
          </table:table-cell>
          <table:table-cell office:value-type="string">
            <text:p>Dragvoll</text:p>
          </table:table-cell>
          <table:table-cell office:value-type="float" office:value="2.3">
            <text:p>2,3</text:p>
          </table:table-cell>
          <table:table-cell table:style-name="ce2" table:formula="of:=[.C39]*['Reglar mm'.$A$2]" office:value-type="float" office:value="2.3">
            <text:p>2,3</text:p>
          </table:table-cell>
          <table:table-cell table:style-name="ce4" table:formula="of:=[.D39]" office:value-type="float" office:value="2.3">
            <text:p>2</text:p>
          </table:table-cell>
          <table:table-cell office:value-type="string">
            <text:p>Lilla</text:p>
          </table:table-cell>
          <table:table-cell table:number-columns-repeated="4"/>
          <table:table-cell/>
          <table:table-cell table:formula="of:=(([.E39]-[.G39]-[.H39]-[.I39]-[.J39])*['Reglar mm'.$C$9])+([.G39]*['Reglar mm'.$C$5])+([.H39]*['Reglar mm'.$C$6])+([.I39]*['Reglar mm'.$C$7])+([.J39]*['Reglar mm'.$C$10])" office:value-type="float" office:value="2.3">
            <text:p>2</text:p>
          </table:table-cell>
          <table:table-cell/>
          <table:table-cell office:value-type="string">
            <text:p>St. Olav</text:p>
          </table:table-cell>
          <table:table-cell table:number-columns-repeated="8"/>
        </table:table-row>
        <table:table-row table:style-name="ro1">
          <table:table-cell office:value-type="string">
            <text:p>Ila</text:p>
          </table:table-cell>
          <table:table-cell office:value-type="string">
            <text:p>Sverresborg</text:p>
          </table:table-cell>
          <table:table-cell office:value-type="float" office:value="2.3">
            <text:p>2,3</text:p>
          </table:table-cell>
          <table:table-cell table:style-name="ce2" table:formula="of:=[.C40]*['Reglar mm'.A2]" office:value-type="float" office:value="2.3">
            <text:p>2,3</text:p>
          </table:table-cell>
          <table:table-cell table:style-name="ce4" table:formula="of:=[.D40]" office:value-type="float" office:value="2.3">
            <text:p>2</text:p>
          </table:table-cell>
          <table:table-cell office:value-type="string">
            <text:p>Oransje</text:p>
          </table:table-cell>
          <table:table-cell/>
          <table:table-cell table:formula="of:=[.E40]" office:value-type="float" office:value="2.3">
            <text:p>2</text:p>
          </table:table-cell>
          <table:table-cell table:number-columns-repeated="2"/>
          <table:table-cell/>
          <table:table-cell table:formula="of:=(([.E40]-[.G40]-[.H40]-[.I40]-[.J40])*['Reglar mm'.$C$9])+([.G40]*['Reglar mm'.$C$5])+([.H40]*['Reglar mm'.$C$6])+([.I40]*['Reglar mm'.$C$7])+([.J40]*['Reglar mm'.$C$10])" office:value-type="float" office:value="2.99">
            <text:p>3</text:p>
          </table:table-cell>
          <table:table-cell/>
          <table:table-cell office:value-type="string">
            <text:p>Stavset</text:p>
          </table:table-cell>
          <table:table-cell table:number-columns-repeated="8"/>
        </table:table-row>
        <table:table-row table:style-name="ro1">
          <table:table-cell office:value-type="string">
            <text:p>Jakobsli</text:p>
          </table:table-cell>
          <table:table-cell office:value-type="string">
            <text:p>Tunga</text:p>
          </table:table-cell>
          <table:table-cell office:value-type="float" office:value="2.4">
            <text:p>2,4</text:p>
          </table:table-cell>
          <table:table-cell table:style-name="ce2" table:formula="of:=[.C41]*['Reglar mm'.A2]" office:value-type="float" office:value="2.4">
            <text:p>2,4</text:p>
          </table:table-cell>
          <table:table-cell table:style-name="ce4" table:formula="of:=[.D41]" office:value-type="float" office:value="2.4">
            <text:p>2</text:p>
          </table:table-cell>
          <table:table-cell office:value-type="string">
            <text:p>Blå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 table:formula="of:=(([.E41]-[.G41]-[.H41]-[.I41]-[.J41])*['Reglar mm'.$C$9])+([.G41]*['Reglar mm'.$C$5])+([.H41]*['Reglar mm'.$C$6])+([.I41]*['Reglar mm'.$C$7])+([.J41]*['Reglar mm'.$C$10])" office:value-type="float" office:value="2.4">
            <text:p>2</text:p>
          </table:table-cell>
          <table:table-cell/>
          <table:table-cell office:value-type="string">
            <text:p>Steinan</text:p>
          </table:table-cell>
          <table:table-cell table:number-columns-repeated="8"/>
        </table:table-row>
        <table:table-row table:style-name="ro1">
          <table:table-cell office:value-type="string">
            <text:p>Munkvoll</text:p>
          </table:table-cell>
          <table:table-cell office:value-type="string">
            <text:p>Buenget</text:p>
          </table:table-cell>
          <table:table-cell office:value-type="float" office:value="2.4">
            <text:p>2,4</text:p>
          </table:table-cell>
          <table:table-cell table:style-name="ce2" table:formula="of:=[.C42]*['Reglar mm'.A2]" office:value-type="float" office:value="2.4">
            <text:p>2,4</text:p>
          </table:table-cell>
          <table:table-cell table:style-name="ce4" table:formula="of:=[.D42]" office:value-type="float" office:value="2.4">
            <text:p>2</text:p>
          </table:table-cell>
          <table:table-cell office:value-type="string">
            <text:p>Raud</text:p>
          </table:table-cell>
          <table:table-cell table:number-columns-repeated="4"/>
          <table:table-cell/>
          <table:table-cell table:formula="of:=(([.E42]-[.G42]-[.H42]-[.I42]-[.J42])*['Reglar mm'.$C$9])+([.G42]*['Reglar mm'.$C$5])+([.H42]*['Reglar mm'.$C$6])+([.I42]*['Reglar mm'.$C$7])+([.J42]*['Reglar mm'.$C$10])" office:value-type="float" office:value="2.4">
            <text:p>2</text:p>
          </table:table-cell>
          <table:table-cell/>
          <table:table-cell office:value-type="string">
            <text:p>Strinda</text:p>
          </table:table-cell>
          <table:table-cell table:number-columns-repeated="8"/>
        </table:table-row>
        <table:table-row table:style-name="ro1">
          <table:table-cell office:value-type="string">
            <text:p>Flatåsen</text:p>
          </table:table-cell>
          <table:table-cell office:value-type="string">
            <text:p>Stavset</text:p>
          </table:table-cell>
          <table:table-cell office:value-type="float" office:value="2.5">
            <text:p>2,5</text:p>
          </table:table-cell>
          <table:table-cell table:style-name="ce2" table:formula="of:=[.C43]*['Reglar mm'.$A$2]" office:value-type="float" office:value="2.5">
            <text:p>2,5</text:p>
          </table:table-cell>
          <table:table-cell table:style-name="ce4" table:formula="of:=[.D43]" office:value-type="float" office:value="2.5">
            <text:p>3</text:p>
          </table:table-cell>
          <table:table-cell office:value-type="string">
            <text:p>Gu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(([.E43]-[.G43]-[.H43]-[.I43]-[.J43])*['Reglar mm'.$C$9])+([.G43]*['Reglar mm'.$C$5])+([.H43]*['Reglar mm'.$C$6])+([.I43]*['Reglar mm'.$C$7])+([.J43]*['Reglar mm'.$C$10])" office:value-type="float" office:value="2.9">
            <text:p>3</text:p>
          </table:table-cell>
          <table:table-cell/>
          <table:table-cell office:value-type="string">
            <text:p>Strindheim</text:p>
          </table:table-cell>
          <table:table-cell table:number-columns-repeated="8"/>
        </table:table-row>
        <table:table-row table:style-name="ro1">
          <table:table-cell office:value-type="string">
            <text:p>Romolslia</text:p>
          </table:table-cell>
          <table:table-cell office:value-type="string">
            <text:p>Tonstad</text:p>
          </table:table-cell>
          <table:table-cell office:value-type="float" office:value="2.5">
            <text:p>2,5</text:p>
          </table:table-cell>
          <table:table-cell table:style-name="ce2" table:formula="of:=[.C44]*['Reglar mm'.$A$2]" office:value-type="float" office:value="2.5">
            <text:p>2,5</text:p>
          </table:table-cell>
          <table:table-cell table:style-name="ce4" table:formula="of:=[.D44]" office:value-type="float" office:value="2.5">
            <text:p>3</text:p>
          </table:table-cell>
          <table:table-cell office:value-type="string">
            <text:p>Lilla</text:p>
          </table:table-cell>
          <table:table-cell table:number-columns-repeated="4"/>
          <table:table-cell/>
          <table:table-cell table:formula="of:=(([.E44]-[.G44]-[.H44]-[.I44]-[.J44])*['Reglar mm'.$C$9])+([.G44]*['Reglar mm'.$C$5])+([.H44]*['Reglar mm'.$C$6])+([.I44]*['Reglar mm'.$C$7])+([.J44]*['Reglar mm'.$C$10])" office:value-type="float" office:value="2.5">
            <text:p>3</text:p>
          </table:table-cell>
          <table:table-cell/>
          <table:table-cell office:value-type="string">
            <text:p>Sverresborg</text:p>
          </table:table-cell>
          <table:table-cell table:number-columns-repeated="8"/>
        </table:table-row>
        <table:table-row table:style-name="ro1">
          <table:table-cell office:value-type="string">
            <text:p>Solsida</text:p>
          </table:table-cell>
          <table:table-cell office:value-type="string">
            <text:p>City Lade</text:p>
          </table:table-cell>
          <table:table-cell office:value-type="float" office:value="2.5">
            <text:p>2,5</text:p>
          </table:table-cell>
          <table:table-cell table:style-name="ce2" table:formula="of:=[.C45]*['Reglar mm'.$A$2]" office:value-type="float" office:value="2.5">
            <text:p>2,5</text:p>
          </table:table-cell>
          <table:table-cell table:style-name="ce4" table:formula="of:=[.D45]" office:value-type="float" office:value="2.5">
            <text:p>3</text:p>
          </table:table-cell>
          <table:table-cell office:value-type="string">
            <text:p>Svart</text:p>
          </table:table-cell>
          <table:table-cell table:number-columns-repeated="4"/>
          <table:table-cell/>
          <table:table-cell table:formula="of:=(([.E45]-[.G45]-[.H45]-[.I45]-[.J45])*['Reglar mm'.$C$9])+([.G45]*['Reglar mm'.$C$5])+([.H45]*['Reglar mm'.$C$6])+([.I45]*['Reglar mm'.$C$7])+([.J45]*['Reglar mm'.$C$10])" office:value-type="float" office:value="2.5">
            <text:p>3</text:p>
          </table:table-cell>
          <table:table-cell/>
          <table:table-cell office:value-type="string">
            <text:p>Tanem</text:p>
          </table:table-cell>
          <table:table-cell table:number-columns-repeated="8"/>
        </table:table-row>
        <table:table-row table:style-name="ro1">
          <table:table-cell office:value-type="string">
            <text:p>Saupstad</text:p>
          </table:table-cell>
          <table:table-cell office:value-type="string">
            <text:p>Heimdal</text:p>
          </table:table-cell>
          <table:table-cell office:value-type="float" office:value="2.6">
            <text:p>2,6</text:p>
          </table:table-cell>
          <table:table-cell table:style-name="ce2" table:formula="of:=[.C46]*['Reglar mm'.$A$2]" office:value-type="float" office:value="2.6">
            <text:p>2,6</text:p>
          </table:table-cell>
          <table:table-cell table:style-name="ce4" table:formula="of:=[.D46]" office:value-type="float" office:value="2.6">
            <text:p>3</text:p>
          </table:table-cell>
          <table:table-cell office:value-type="string">
            <text:p>Raud</text:p>
          </table:table-cell>
          <table:table-cell table:number-columns-repeated="4"/>
          <table:table-cell/>
          <table:table-cell table:formula="of:=(([.E46]-[.G46]-[.H46]-[.I46]-[.J46])*['Reglar mm'.$C$9])+([.G46]*['Reglar mm'.$C$5])+([.H46]*['Reglar mm'.$C$6])+([.I46]*['Reglar mm'.$C$7])+([.J46]*['Reglar mm'.$C$10])" office:value-type="float" office:value="2.6">
            <text:p>3</text:p>
          </table:table-cell>
          <table:table-cell/>
          <table:table-cell office:value-type="string">
            <text:p>Tiller</text:p>
          </table:table-cell>
          <table:table-cell table:number-columns-repeated="8"/>
        </table:table-row>
        <table:table-row table:style-name="ro1">
          <table:table-cell office:value-type="string">
            <text:p>Ugla</text:p>
          </table:table-cell>
          <table:table-cell office:value-type="string">
            <text:p>Munkvoll</text:p>
          </table:table-cell>
          <table:table-cell office:value-type="float" office:value="2.6">
            <text:p>2,6</text:p>
          </table:table-cell>
          <table:table-cell table:style-name="ce2" table:formula="of:=[.C47]*['Reglar mm'.A2]" office:value-type="float" office:value="2.6">
            <text:p>2,6</text:p>
          </table:table-cell>
          <table:table-cell table:style-name="ce4" table:formula="of:=[.D47]" office:value-type="float" office:value="2.6">
            <text:p>3</text:p>
          </table:table-cell>
          <table:table-cell office:value-type="string">
            <text:p>Kvit/Lilla</text:p>
          </table:table-cell>
          <table:table-cell table:formula="of:=[.E47]" office:value-type="float" office:value="2.6">
            <text:p>3</text:p>
          </table:table-cell>
          <table:table-cell table:number-columns-repeated="3"/>
          <table:table-cell/>
          <table:table-cell table:formula="of:=(([.E47]-[.G47]-[.H47]-[.I47]-[.J47])*['Reglar mm'.$C$9])+([.G47]*['Reglar mm'.$C$5])+([.H47]*['Reglar mm'.$C$6])+([.I47]*['Reglar mm'.$C$7])+([.J47]*['Reglar mm'.$C$10])" office:value-type="float" office:value="3.9">
            <text:p>4</text:p>
          </table:table-cell>
          <table:table-cell/>
          <table:table-cell office:value-type="string">
            <text:p>Tonstad</text:p>
          </table:table-cell>
          <table:table-cell table:number-columns-repeated="8"/>
        </table:table-row>
        <table:table-row table:style-name="ro1">
          <table:table-cell office:value-type="string">
            <text:p>Gløshaugen</text:p>
          </table:table-cell>
          <table:table-cell office:value-type="string">
            <text:p>Moholt</text:p>
          </table:table-cell>
          <table:table-cell office:value-type="float" office:value="2.8">
            <text:p>2,8</text:p>
          </table:table-cell>
          <table:table-cell table:style-name="ce2" table:formula="of:=[.C48]*['Reglar mm'.$A$2]" office:value-type="float" office:value="2.8">
            <text:p>2,8</text:p>
          </table:table-cell>
          <table:table-cell table:style-name="ce4" table:formula="of:=[.D48]" office:value-type="float" office:value="2.8">
            <text:p>3</text:p>
          </table:table-cell>
          <table:table-cell office:value-type="string">
            <text:p>Svart</text:p>
          </table:table-cell>
          <table:table-cell table:number-columns-repeated="3"/>
          <table:table-cell table:formula="of:=[.E47]" office:value-type="float" office:value="2.6">
            <text:p>3</text:p>
          </table:table-cell>
          <table:table-cell/>
          <table:table-cell table:formula="of:=(([.E48]-[.G48]-[.H48]-[.I48]-[.J48])*['Reglar mm'.$C$9])+([.G48]*['Reglar mm'.$C$5])+([.H48]*['Reglar mm'.$C$6])+([.I48]*['Reglar mm'.$C$7])+([.J48]*['Reglar mm'.$C$10])" office:value-type="float" office:value="2.28">
            <text:p>2</text:p>
          </table:table-cell>
          <table:table-cell/>
          <table:table-cell office:value-type="string">
            <text:p>Trondheim S</text:p>
          </table:table-cell>
          <table:table-cell table:number-columns-repeated="8"/>
        </table:table-row>
        <table:table-row table:style-name="ro1">
          <table:table-cell office:value-type="string">
            <text:p>Jakobsli</text:p>
          </table:table-cell>
          <table:table-cell office:value-type="string">
            <text:p>Solbakken skole</text:p>
          </table:table-cell>
          <table:table-cell office:value-type="float" office:value="2.8">
            <text:p>2,8</text:p>
          </table:table-cell>
          <table:table-cell table:style-name="ce2" table:formula="of:=[.C49]*['Reglar mm'.A2]" office:value-type="float" office:value="2.8">
            <text:p>2,8</text:p>
          </table:table-cell>
          <table:table-cell table:style-name="ce4" table:formula="of:=[.D49]" office:value-type="float" office:value="2.8">
            <text:p>3</text:p>
          </table:table-cell>
          <table:table-cell office:value-type="string">
            <text:p>Raud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 table:formula="of:=(([.E49]-[.G49]-[.H49]-[.I49]-[.J49])*['Reglar mm'.$C$9])+([.G49]*['Reglar mm'.$C$5])+([.H49]*['Reglar mm'.$C$6])+([.I49]*['Reglar mm'.$C$7])+([.J49]*['Reglar mm'.$C$10])" office:value-type="float" office:value="2.8">
            <text:p>3</text:p>
          </table:table-cell>
          <table:table-cell/>
          <table:table-cell office:value-type="string">
            <text:p>Tunga</text:p>
          </table:table-cell>
          <table:table-cell table:number-columns-repeated="8"/>
        </table:table-row>
        <table:table-row table:style-name="ro1">
          <table:table-cell office:value-type="string">
            <text:p>Gløshaugen</text:p>
          </table:table-cell>
          <table:table-cell office:value-type="string">
            <text:p>Othilienborg</text:p>
          </table:table-cell>
          <table:table-cell office:value-type="float" office:value="2.9">
            <text:p>2,9</text:p>
          </table:table-cell>
          <table:table-cell table:style-name="ce2" table:formula="of:=[.C50]*['Reglar mm'.A2]" office:value-type="float" office:value="2.9">
            <text:p>2,9</text:p>
          </table:table-cell>
          <table:table-cell table:style-name="ce4" table:formula="of:=[.D50]" office:value-type="float" office:value="2.9">
            <text:p>3</text:p>
          </table:table-cell>
          <table:table-cell office:value-type="string">
            <text:p>Kvit</text:p>
          </table:table-cell>
          <table:table-cell table:number-columns-repeated="4"/>
          <table:table-cell/>
          <table:table-cell table:formula="of:=(([.E50]-[.G50]-[.H50]-[.I50]-[.J50])*['Reglar mm'.$C$9])+([.G50]*['Reglar mm'.$C$5])+([.H50]*['Reglar mm'.$C$6])+([.I50]*['Reglar mm'.$C$7])+([.J50]*['Reglar mm'.$C$10])" office:value-type="float" office:value="2.9">
            <text:p>3</text:p>
          </table:table-cell>
          <table:table-cell/>
          <table:table-cell office:value-type="string">
            <text:p>Tyholt</text:p>
          </table:table-cell>
          <table:table-cell table:number-columns-repeated="8"/>
        </table:table-row>
        <table:table-row table:style-name="ro1">
          <table:table-cell office:value-type="string">
            <text:p>Tunga</text:p>
          </table:table-cell>
          <table:table-cell office:value-type="string">
            <text:p>Ikea</text:p>
          </table:table-cell>
          <table:table-cell office:value-type="float" office:value="2.9">
            <text:p>2,9</text:p>
          </table:table-cell>
          <table:table-cell table:style-name="ce2" table:formula="of:=[.C51]*['Reglar mm'.$A$2]" office:value-type="float" office:value="2.9">
            <text:p>2,9</text:p>
          </table:table-cell>
          <table:table-cell table:style-name="ce4" table:formula="of:=[.D51]" office:value-type="float" office:value="2.9">
            <text:p>3</text:p>
          </table:table-cell>
          <table:table-cell office:value-type="string">
            <text:p>Svart</text:p>
          </table:table-cell>
          <table:table-cell table:number-columns-repeated="4"/>
          <table:table-cell/>
          <table:table-cell table:formula="of:=(([.E51]-[.G51]-[.H51]-[.I51]-[.J51])*['Reglar mm'.$C$9])+([.G51]*['Reglar mm'.$C$5])+([.H51]*['Reglar mm'.$C$6])+([.I51]*['Reglar mm'.$C$7])+([.J51]*['Reglar mm'.$C$10])" office:value-type="float" office:value="2.9">
            <text:p>3</text:p>
          </table:table-cell>
          <table:table-cell/>
          <table:table-cell office:value-type="string">
            <text:p>Ugla</text:p>
          </table:table-cell>
          <table:table-cell table:number-columns-repeated="8"/>
        </table:table-row>
        <table:table-row table:style-name="ro1">
          <table:table-cell office:value-type="string">
            <text:p>Buran</text:p>
          </table:table-cell>
          <table:table-cell office:value-type="string">
            <text:p>Strindheim</text:p>
          </table:table-cell>
          <table:table-cell office:value-type="float" office:value="3">
            <text:p>3</text:p>
          </table:table-cell>
          <table:table-cell table:style-name="ce2" table:formula="of:=[.C52]*['Reglar mm'.$A$2]" office:value-type="float" office:value="3">
            <text:p>3</text:p>
          </table:table-cell>
          <table:table-cell table:style-name="ce4" table:formula="of:=[.D52]" office:value-type="float" office:value="3">
            <text:p>3</text:p>
          </table:table-cell>
          <table:table-cell office:value-type="string">
            <text:p>Raud/Blå</text:p>
          </table:table-cell>
          <table:table-cell/>
          <table:table-cell table:formula="of:=[.E52]" office:value-type="float" office:value="3">
            <text:p>3</text:p>
          </table:table-cell>
          <table:table-cell/>
          <table:table-cell table:formula="of:=[.E51]" office:value-type="float" office:value="2.9">
            <text:p>3</text:p>
          </table:table-cell>
          <table:table-cell/>
          <table:table-cell table:formula="of:=(([.E52]-[.G52]-[.H52]-[.I52]-[.J52])*['Reglar mm'.$C$9])+([.G52]*['Reglar mm'.$C$5])+([.H52]*['Reglar mm'.$C$6])+([.I52]*['Reglar mm'.$C$7])+([.J52]*['Reglar mm'.$C$10])" office:value-type="float" office:value="3.32">
            <text:p>3</text:p>
          </table:table-cell>
          <table:table-cell/>
          <table:table-cell office:value-type="string">
            <text:p>Vikåsen/Reppe</text:p>
          </table:table-cell>
          <table:table-cell table:number-columns-repeated="8"/>
        </table:table-row>
        <table:table-row table:style-name="ro1">
          <table:table-cell office:value-type="string">
            <text:p>Stavset</text:p>
          </table:table-cell>
          <table:table-cell office:value-type="string">
            <text:p>Buenget</text:p>
          </table:table-cell>
          <table:table-cell office:value-type="float" office:value="3">
            <text:p>3</text:p>
          </table:table-cell>
          <table:table-cell table:style-name="ce2" table:formula="of:=[.C53]*['Reglar mm'.A2]" office:value-type="float" office:value="3">
            <text:p>3</text:p>
          </table:table-cell>
          <table:table-cell table:style-name="ce4" table:formula="of:=[.D53]" office:value-type="float" office:value="3">
            <text:p>3</text:p>
          </table:table-cell>
          <table:table-cell office:value-type="string">
            <text:p>Blå</text:p>
          </table:table-cell>
          <table:table-cell table:number-columns-repeated="4"/>
          <table:table-cell/>
          <table:table-cell table:formula="of:=(([.E53]-[.G53]-[.H53]-[.I53]-[.J53])*['Reglar mm'.$C$9])+([.G53]*['Reglar mm'.$C$5])+([.H53]*['Reglar mm'.$C$6])+([.I53]*['Reglar mm'.$C$7])+([.J53]*['Reglar mm'.$C$10])" office:value-type="float" office:value="3">
            <text:p>3</text:p>
          </table:table-cell>
          <table:table-cell/>
          <table:table-cell office:value-type="string">
            <text:p>Voll</text:p>
          </table:table-cell>
          <table:table-cell table:number-columns-repeated="8"/>
        </table:table-row>
        <table:table-row table:style-name="ro1">
          <table:table-cell office:value-type="string">
            <text:p>Solbakken skole</text:p>
          </table:table-cell>
          <table:table-cell office:value-type="string">
            <text:p>Vikåsen/Reppe</text:p>
          </table:table-cell>
          <table:table-cell office:value-type="float" office:value="3.1">
            <text:p>3,1</text:p>
          </table:table-cell>
          <table:table-cell table:style-name="ce2" table:formula="of:=[.C54]*['Reglar mm'.$A$2]" office:value-type="float" office:value="3.1">
            <text:p>3,1</text:p>
          </table:table-cell>
          <table:table-cell table:style-name="ce4" table:formula="of:=[.D54]" office:value-type="float" office:value="3.1">
            <text:p>3</text:p>
          </table:table-cell>
          <table:table-cell office:value-type="string">
            <text:p>Grøn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(([.E54]-[.G54]-[.H54]-[.I54]-[.J54])*['Reglar mm'.$C$9])+([.G54]*['Reglar mm'.$C$5])+([.H54]*['Reglar mm'.$C$6])+([.I54]*['Reglar mm'.$C$7])+([.J54]*['Reglar mm'.$C$10])" office:value-type="float" office:value="3.5">
            <text:p>4</text:p>
          </table:table-cell>
          <table:table-cell/>
          <table:table-cell office:value-type="string">
            <text:p>Åsvegen Skole</text:p>
          </table:table-cell>
          <table:table-cell table:number-columns-repeated="8"/>
        </table:table-row>
        <table:table-row table:style-name="ro1">
          <table:table-cell office:value-type="string">
            <text:p>Sverresborg</text:p>
          </table:table-cell>
          <table:table-cell office:value-type="string">
            <text:p>Ugla</text:p>
          </table:table-cell>
          <table:table-cell office:value-type="float" office:value="3.1">
            <text:p>3,1</text:p>
          </table:table-cell>
          <table:table-cell table:style-name="ce2" table:formula="of:=[.C55]*['Reglar mm'.A2]" office:value-type="float" office:value="3.1">
            <text:p>3,1</text:p>
          </table:table-cell>
          <table:table-cell table:style-name="ce4" table:formula="of:=[.D55]" office:value-type="float" office:value="3.1">
            <text:p>3</text:p>
          </table:table-cell>
          <table:table-cell office:value-type="string">
            <text:p>Valfri</text:p>
          </table:table-cell>
          <table:table-cell table:number-columns-repeated="4"/>
          <table:table-cell/>
          <table:table-cell table:formula="of:=(([.E55]-[.G55]-[.H55]-[.I55]-[.J55])*['Reglar mm'.$C$9])+([.G55]*['Reglar mm'.$C$5])+([.H55]*['Reglar mm'.$C$6])+([.I55]*['Reglar mm'.$C$7])+([.J55]*['Reglar mm'.$C$10])" office:value-type="float" office:value="3.1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Pirbadet</text:p>
          </table:table-cell>
          <table:table-cell office:value-type="string">
            <text:p>City Lade</text:p>
          </table:table-cell>
          <table:table-cell office:value-type="float" office:value="3.1">
            <text:p>3,1</text:p>
          </table:table-cell>
          <table:table-cell table:style-name="ce2" table:formula="of:=[.C56]*['Reglar mm'.A2]" office:value-type="float" office:value="3.1">
            <text:p>3,1</text:p>
          </table:table-cell>
          <table:table-cell table:style-name="ce4" table:formula="of:=[.D56]" office:value-type="float" office:value="3.1">
            <text:p>3</text:p>
          </table:table-cell>
          <table:table-cell office:value-type="string">
            <text:p>Oransje</text:p>
          </table:table-cell>
          <table:table-cell table:number-columns-repeated="4"/>
          <table:table-cell/>
          <table:table-cell table:formula="of:=(([.E56]-[.G56]-[.H56]-[.I56]-[.J56])*['Reglar mm'.$C$9])+([.G56]*['Reglar mm'.$C$5])+([.H56]*['Reglar mm'.$C$6])+([.I56]*['Reglar mm'.$C$7])+([.J56]*['Reglar mm'.$C$10])" office:value-type="float" office:value="3.1">
            <text:p>3</text:p>
          </table:table-cell>
          <table:table-cell/>
          <table:table-cell office:value-type="string">
            <text:p>53 destinasjoner</text:p>
          </table:table-cell>
          <table:table-cell table:number-columns-repeated="8"/>
        </table:table-row>
        <table:table-row table:style-name="ro1">
          <table:table-cell office:value-type="string">
            <text:p>Sluppen Bru</text:p>
          </table:table-cell>
          <table:table-cell office:value-type="string">
            <text:p>Romolslia</text:p>
          </table:table-cell>
          <table:table-cell office:value-type="float" office:value="3.1">
            <text:p>3,1</text:p>
          </table:table-cell>
          <table:table-cell table:style-name="ce2" table:formula="of:=[.C57]*['Reglar mm'.$A$2]" office:value-type="float" office:value="3.1">
            <text:p>3,1</text:p>
          </table:table-cell>
          <table:table-cell table:style-name="ce4" table:formula="of:=[.D57]" office:value-type="float" office:value="3.1">
            <text:p>3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 table:formula="of:=(([.E57]-[.G57]-[.H57]-[.I57]-[.J57])*['Reglar mm'.$C$9])+([.G57]*['Reglar mm'.$C$5])+([.H57]*['Reglar mm'.$C$6])+([.I57]*['Reglar mm'.$C$7])+([.J57]*['Reglar mm'.$C$10])" office:value-type="float" office:value="3.1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Ila</text:p>
          </table:table-cell>
          <table:table-cell office:value-type="string">
            <text:p>Breidablikk</text:p>
          </table:table-cell>
          <table:table-cell office:value-type="float" office:value="3.2">
            <text:p>3,2</text:p>
          </table:table-cell>
          <table:table-cell table:style-name="ce2" table:formula="of:=[.C58]*['Reglar mm'.$A$2]" office:value-type="float" office:value="3.2">
            <text:p>3,2</text:p>
          </table:table-cell>
          <table:table-cell table:style-name="ce4" table:formula="of:=[.D58]" office:value-type="float" office:value="3.2">
            <text:p>3</text:p>
          </table:table-cell>
          <table:table-cell office:value-type="string">
            <text:p>Kvit/Lilla</text:p>
          </table:table-cell>
          <table:table-cell table:formula="of:=[.E58]" office:value-type="float" office:value="3.2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(([.E58]-[.G58]-[.H58]-[.I58]-[.J58])*['Reglar mm'.$C$9])+([.G58]*['Reglar mm'.$C$5])+([.H58]*['Reglar mm'.$C$6])+([.I58]*['Reglar mm'.$C$7])+([.J58]*['Reglar mm'.$C$10])" office:value-type="float" office:value="4.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Hundhamaren</text:p>
          </table:table-cell>
          <table:table-cell office:value-type="string">
            <text:p>Vikåsen/Reppe</text:p>
          </table:table-cell>
          <table:table-cell office:value-type="float" office:value="3.4">
            <text:p>3,4</text:p>
          </table:table-cell>
          <table:table-cell table:style-name="ce2" table:formula="of:=[.C59]*['Reglar mm'.$A$2]" office:value-type="float" office:value="3.4">
            <text:p>3,4</text:p>
          </table:table-cell>
          <table:table-cell table:style-name="ce4" table:formula="of:=[.D59]" office:value-type="float" office:value="3.4">
            <text:p>3</text:p>
          </table:table-cell>
          <table:table-cell office:value-type="string">
            <text:p>Gul</text:p>
          </table:table-cell>
          <table:table-cell table:number-columns-repeated="4"/>
          <table:table-cell/>
          <table:table-cell table:formula="of:=(([.E59]-[.G59]-[.H59]-[.I59]-[.J59])*['Reglar mm'.$C$9])+([.G59]*['Reglar mm'.$C$5])+([.H59]*['Reglar mm'.$C$6])+([.I59]*['Reglar mm'.$C$7])+([.J59]*['Reglar mm'.$C$10])" office:value-type="float" office:value="3.4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Heimdal</text:p>
          </table:table-cell>
          <table:table-cell office:value-type="string">
            <text:p>Tiller</text:p>
          </table:table-cell>
          <table:table-cell office:value-type="float" office:value="3.5">
            <text:p>3,5</text:p>
          </table:table-cell>
          <table:table-cell table:style-name="ce2" table:formula="of:=[.C60]*['Reglar mm'.$A$2]" office:value-type="float" office:value="3.5">
            <text:p>3,5</text:p>
          </table:table-cell>
          <table:table-cell table:style-name="ce4" table:formula="of:=[.D60]" office:value-type="float" office:value="3.5">
            <text:p>4</text:p>
          </table:table-cell>
          <table:table-cell office:value-type="string">
            <text:p>Oransje/Gul</text:p>
          </table:table-cell>
          <table:table-cell table:number-columns-repeated="3"/>
          <table:table-cell table:formula="of:=[.E60]" office:value-type="float" office:value="3.5">
            <text:p>4</text:p>
          </table:table-cell>
          <table:table-cell/>
          <table:table-cell table:formula="of:=(([.E60]-[.G60]-[.H60]-[.I60]-[.J60])*['Reglar mm'.$C$9])+([.G60]*['Reglar mm'.$C$5])+([.H60]*['Reglar mm'.$C$6])+([.I60]*['Reglar mm'.$C$7])+([.J60]*['Reglar mm'.$C$10])" office:value-type="float" office:value="2.8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Breidablikk</text:p>
          </table:table-cell>
          <table:table-cell office:value-type="string">
            <text:p>Munkvoll</text:p>
          </table:table-cell>
          <table:table-cell office:value-type="float" office:value="3.5">
            <text:p>3,5</text:p>
          </table:table-cell>
          <table:table-cell table:style-name="ce2" table:formula="of:=[.C61]*['Reglar mm'.A2]" office:value-type="float" office:value="3.5">
            <text:p>3,5</text:p>
          </table:table-cell>
          <table:table-cell table:style-name="ce4" table:formula="of:=[.D61]" office:value-type="float" office:value="3.5">
            <text:p>4</text:p>
          </table:table-cell>
          <table:table-cell office:value-type="string">
            <text:p>Svart/Grønn</text:p>
          </table:table-cell>
          <table:table-cell table:formula="of:=[.E61]" office:value-type="float" office:value="3.5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(([.E61]-[.G61]-[.H61]-[.I61]-[.J61])*['Reglar mm'.$C$9])+([.G61]*['Reglar mm'.$C$5])+([.H61]*['Reglar mm'.$C$6])+([.I61]*['Reglar mm'.$C$7])+([.J61]*['Reglar mm'.$C$10])" office:value-type="float" office:value="4.45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Dragvoll</text:p>
          </table:table-cell>
          <table:table-cell office:value-type="string">
            <text:p>Solbakken skole</text:p>
          </table:table-cell>
          <table:table-cell office:value-type="float" office:value="3.6">
            <text:p>3,6</text:p>
          </table:table-cell>
          <table:table-cell table:style-name="ce2" table:formula="of:=[.C62]*['Reglar mm'.$A$2]" office:value-type="float" office:value="3.6">
            <text:p>3,6</text:p>
          </table:table-cell>
          <table:table-cell table:style-name="ce4" table:formula="of:=[.D62]" office:value-type="float" office:value="3.6">
            <text:p>4</text:p>
          </table:table-cell>
          <table:table-cell office:value-type="string">
            <text:p>Svart</text:p>
          </table:table-cell>
          <table:table-cell table:number-columns-repeated="4"/>
          <table:table-cell/>
          <table:table-cell table:formula="of:=(([.E62]-[.G62]-[.H62]-[.I62]-[.J62])*['Reglar mm'.$C$9])+([.G62]*['Reglar mm'.$C$5])+([.H62]*['Reglar mm'.$C$6])+([.I62]*['Reglar mm'.$C$7])+([.J62]*['Reglar mm'.$C$10])" office:value-type="float" office:value="3.6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Solbakken skole</text:p>
          </table:table-cell>
          <table:table-cell office:value-type="string">
            <text:p>Jonsvatnet</text:p>
          </table:table-cell>
          <table:table-cell office:value-type="float" office:value="3.7">
            <text:p>3,7</text:p>
          </table:table-cell>
          <table:table-cell table:style-name="ce2" table:formula="of:=[.C63]*['Reglar mm'.$A$2]" office:value-type="float" office:value="3.7">
            <text:p>3,7</text:p>
          </table:table-cell>
          <table:table-cell table:style-name="ce4" table:formula="of:=[.D63]" office:value-type="float" office:value="3.7">
            <text:p>4</text:p>
          </table:table-cell>
          <table:table-cell office:value-type="string">
            <text:p>Gu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(([.E63]-[.G63]-[.H63]-[.I63]-[.J63])*['Reglar mm'.$C$9])+([.G63]*['Reglar mm'.$C$5])+([.H63]*['Reglar mm'.$C$6])+([.I63]*['Reglar mm'.$C$7])+([.J63]*['Reglar mm'.$C$10])" office:value-type="float" office:value="4.1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Strindheim</text:p>
          </table:table-cell>
          <table:table-cell office:value-type="string">
            <text:p>Charlottenlund</text:p>
          </table:table-cell>
          <table:table-cell office:value-type="float" office:value="3.7">
            <text:p>3,7</text:p>
          </table:table-cell>
          <table:table-cell table:style-name="ce2" table:formula="of:=[.C64]*['Reglar mm'.$A$2]" office:value-type="float" office:value="3.7">
            <text:p>3,7</text:p>
          </table:table-cell>
          <table:table-cell table:style-name="ce4" table:formula="of:=[.D64]" office:value-type="float" office:value="3.7">
            <text:p>4</text:p>
          </table:table-cell>
          <table:table-cell office:value-type="string">
            <text:p>Kvit</text:p>
          </table:table-cell>
          <table:table-cell table:number-columns-repeated="4"/>
          <table:table-cell/>
          <table:table-cell table:formula="of:=(([.E64]-[.G64]-[.H64]-[.I64]-[.J64])*['Reglar mm'.$C$9])+([.G64]*['Reglar mm'.$C$5])+([.H64]*['Reglar mm'.$C$6])+([.I64]*['Reglar mm'.$C$7])+([.J64]*['Reglar mm'.$C$10])" office:value-type="float" office:value="3.7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Åsvegen skole</text:p>
          </table:table-cell>
          <table:table-cell office:value-type="string">
            <text:p>Stavset</text:p>
          </table:table-cell>
          <table:table-cell office:value-type="float" office:value="3.8">
            <text:p>3,8</text:p>
          </table:table-cell>
          <table:table-cell table:style-name="ce2" table:formula="of:=[.C65]*['Reglar mm'.A2]" office:value-type="float" office:value="3.8">
            <text:p>3,8</text:p>
          </table:table-cell>
          <table:table-cell table:style-name="ce4" table:formula="of:=[.D65]" office:value-type="float" office:value="3.8">
            <text:p>4</text:p>
          </table:table-cell>
          <table:table-cell office:value-type="string">
            <text:p>Grønn</text:p>
          </table:table-cell>
          <table:table-cell table:number-columns-repeated="4"/>
          <table:table-cell/>
          <table:table-cell table:formula="of:=(([.E65]-[.G65]-[.H65]-[.I65]-[.J65])*['Reglar mm'.$C$9])+([.G65]*['Reglar mm'.$C$5])+([.H65]*['Reglar mm'.$C$6])+([.I65]*['Reglar mm'.$C$7])+([.J65]*['Reglar mm'.$C$10])" office:value-type="float" office:value="3.8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Tanem</text:p>
          </table:table-cell>
          <table:table-cell office:value-type="string">
            <text:p>Klæbu</text:p>
          </table:table-cell>
          <table:table-cell office:value-type="float" office:value="4">
            <text:p>4</text:p>
          </table:table-cell>
          <table:table-cell table:style-name="ce2" table:formula="of:=[.C66]*['Reglar mm'.$A$2]" office:value-type="float" office:value="4">
            <text:p>4</text:p>
          </table:table-cell>
          <table:table-cell table:style-name="ce4" table:formula="of:=[.D66]" office:value-type="float" office:value="4">
            <text:p>4</text:p>
          </table:table-cell>
          <table:table-cell office:value-type="string">
            <text:p>Svart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/>
          <table:table-cell table:formula="of:=(([.E66]-[.G66]-[.H66]-[.I66]-[.J66])*['Reglar mm'.$C$9])+([.G66]*['Reglar mm'.$C$5])+([.H66]*['Reglar mm'.$C$6])+([.I66]*['Reglar mm'.$C$7])+([.J66]*['Reglar mm'.$C$10])" office:value-type="float" office:value="4.8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Charlottenlund</text:p>
          </table:table-cell>
          <table:table-cell office:value-type="string">
            <text:p>Vikåsen/Reppe</text:p>
          </table:table-cell>
          <table:table-cell office:value-type="float" office:value="4.1">
            <text:p>4,1</text:p>
          </table:table-cell>
          <table:table-cell table:style-name="ce2" table:formula="of:=[.C67]*['Reglar mm'.$A$2]" office:value-type="float" office:value="4.1">
            <text:p>4,1</text:p>
          </table:table-cell>
          <table:table-cell table:style-name="ce4" table:formula="of:=[.D67]" office:value-type="float" office:value="4.1">
            <text:p>4</text:p>
          </table:table-cell>
          <table:table-cell office:value-type="string">
            <text:p>Lilla</text:p>
          </table:table-cell>
          <table:table-cell table:number-columns-repeated="4"/>
          <table:table-cell/>
          <table:table-cell table:formula="of:=(([.E67]-[.G67]-[.H67]-[.I67]-[.J67])*['Reglar mm'.$C$9])+([.G67]*['Reglar mm'.$C$5])+([.H67]*['Reglar mm'.$C$6])+([.I67]*['Reglar mm'.$C$7])+([.J67]*['Reglar mm'.$C$10])" office:value-type="float" office:value="4.1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Risvollan</text:p>
          </table:table-cell>
          <table:table-cell office:value-type="string">
            <text:p>Sjetnemarka</text:p>
          </table:table-cell>
          <table:table-cell office:value-type="float" office:value="4.1">
            <text:p>4,1</text:p>
          </table:table-cell>
          <table:table-cell table:style-name="ce2" table:formula="of:=[.C68]*['Reglar mm'.$A$2]" office:value-type="float" office:value="4.1">
            <text:p>4,1</text:p>
          </table:table-cell>
          <table:table-cell table:style-name="ce4" table:formula="of:=[.D68]" office:value-type="float" office:value="4.1">
            <text:p>4</text:p>
          </table:table-cell>
          <table:table-cell office:value-type="string">
            <text:p>Raud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/>
          <table:table-cell table:formula="of:=(([.E68]-[.G68]-[.H68]-[.I68]-[.J68])*['Reglar mm'.$C$9])+([.G68]*['Reglar mm'.$C$5])+([.H68]*['Reglar mm'.$C$6])+([.I68]*['Reglar mm'.$C$7])+([.J68]*['Reglar mm'.$C$10])" office:value-type="float" office:value="4.9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Ikea</text:p>
          </table:table-cell>
          <table:table-cell office:value-type="string">
            <text:p>Vikåsen/Reppe</text:p>
          </table:table-cell>
          <table:table-cell office:value-type="float" office:value="4.5">
            <text:p>4,5</text:p>
          </table:table-cell>
          <table:table-cell table:style-name="ce2" table:formula="of:=[.C69]*['Reglar mm'.$A$2]" office:value-type="float" office:value="4.5">
            <text:p>4,5</text:p>
          </table:table-cell>
          <table:table-cell table:style-name="ce4" table:formula="of:=[.D69]" office:value-type="float" office:value="4.5">
            <text:p>5</text:p>
          </table:table-cell>
          <table:table-cell office:value-type="string">
            <text:p>Blå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/>
          <table:table-cell table:formula="of:=(([.E69]-[.G69]-[.H69]-[.I69]-[.J69])*['Reglar mm'.$C$9])+([.G69]*['Reglar mm'.$C$5])+([.H69]*['Reglar mm'.$C$6])+([.I69]*['Reglar mm'.$C$7])+([.J69]*['Reglar mm'.$C$10])" office:value-type="float" office:value="5.3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amfundet</text:p>
          </table:table-cell>
          <table:table-cell office:value-type="string">
            <text:p>Sluppen Bru</text:p>
          </table:table-cell>
          <table:table-cell office:value-type="float" office:value="4.8">
            <text:p>4,8</text:p>
          </table:table-cell>
          <table:table-cell table:style-name="ce2" table:formula="of:=[.C70]*['Reglar mm'.$A$2]" office:value-type="float" office:value="4.8">
            <text:p>4,8</text:p>
          </table:table-cell>
          <table:table-cell table:style-name="ce4" table:formula="of:=[.D70]" office:value-type="float" office:value="4.8">
            <text:p>5</text:p>
          </table:table-cell>
          <table:table-cell office:value-type="string">
            <text:p>Grønn/Valfri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70]" office:value-type="float" office:value="4.8">
            <text:p>5</text:p>
          </table:table-cell>
          <table:table-cell/>
          <table:table-cell table:formula="of:=(([.E70]-[.G70]-[.H70]-[.I70]-[.J70])*['Reglar mm'.$C$9])+([.G70]*['Reglar mm'.$C$5])+([.H70]*['Reglar mm'.$C$6])+([.I70]*['Reglar mm'.$C$7])+([.J70]*['Reglar mm'.$C$10])" office:value-type="float" office:value="4.2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Tiller</text:p>
          </table:table-cell>
          <table:table-cell office:value-type="string">
            <text:p>Bratsberg</text:p>
          </table:table-cell>
          <table:table-cell office:value-type="float" office:value="5.3">
            <text:p>5,3</text:p>
          </table:table-cell>
          <table:table-cell table:style-name="ce2" table:formula="of:=[.C71]*['Reglar mm'.$A$2]" office:value-type="float" office:value="5.3">
            <text:p>5,3</text:p>
          </table:table-cell>
          <table:table-cell table:style-name="ce4" table:formula="of:=[.D71]" office:value-type="float" office:value="5.3">
            <text:p>5</text:p>
          </table:table-cell>
          <table:table-cell office:value-type="string">
            <text:p>Valfri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(([.E71]-[.G71]-[.H71]-[.I71]-[.J71])*['Reglar mm'.$C$9])+([.G71]*['Reglar mm'.$C$5])+([.H71]*['Reglar mm'.$C$6])+([.I71]*['Reglar mm'.$C$7])+([.J71]*['Reglar mm'.$C$10])" office:value-type="float" office:value="5.7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Jonsvatnet</text:p>
          </table:table-cell>
          <table:table-cell office:value-type="string">
            <text:p>Vikåsen/Reppe</text:p>
          </table:table-cell>
          <table:table-cell office:value-type="float" office:value="5.7">
            <text:p>5,7</text:p>
          </table:table-cell>
          <table:table-cell table:style-name="ce2" table:formula="of:=[.C72]*['Reglar mm'.$A$2]" office:value-type="float" office:value="5.7">
            <text:p>5,7</text:p>
          </table:table-cell>
          <table:table-cell table:style-name="ce4" table:formula="of:=[.D72]" office:value-type="float" office:value="5.7">
            <text:p>6</text:p>
          </table:table-cell>
          <table:table-cell office:value-type="string">
            <text:p>Valfri</text:p>
          </table:table-cell>
          <table:table-cell table:number-columns-repeated="4"/>
          <table:table-cell/>
          <table:table-cell table:formula="of:=(([.E72]-[.G72]-[.H72]-[.I72]-[.J72])*['Reglar mm'.$C$9])+([.G72]*['Reglar mm'.$C$5])+([.H72]*['Reglar mm'.$C$6])+([.I72]*['Reglar mm'.$C$7])+([.J72]*['Reglar mm'.$C$10])" office:value-type="float" office:value="5.7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Charlottenlund</text:p>
          </table:table-cell>
          <table:table-cell office:value-type="string">
            <text:p>Hundhamaren</text:p>
          </table:table-cell>
          <table:table-cell office:value-type="float" office:value="6.1">
            <text:p>6,1</text:p>
          </table:table-cell>
          <table:table-cell table:style-name="ce2" table:formula="of:=[.C73]*['Reglar mm'.$A$2]" office:value-type="float" office:value="6.1">
            <text:p>6,1</text:p>
          </table:table-cell>
          <table:table-cell table:style-name="ce4" table:formula="of:=[.D73]" office:value-type="float" office:value="6.1">
            <text:p>6</text:p>
          </table:table-cell>
          <table:table-cell office:value-type="string">
            <text:p>Valfri</text:p>
          </table:table-cell>
          <table:table-cell table:number-columns-repeated="4"/>
          <table:table-cell/>
          <table:table-cell table:formula="of:=(([.E73]-[.G73]-[.H73]-[.I73]-[.J73])*['Reglar mm'.$C$9])+([.G73]*['Reglar mm'.$C$5])+([.H73]*['Reglar mm'.$C$6])+([.I73]*['Reglar mm'.$C$7])+([.J73]*['Reglar mm'.$C$10])" office:value-type="float" office:value="6.1">
            <text:p>6</text:p>
          </table:table-cell>
          <table:table-cell table:number-columns-repeated="10"/>
        </table:table-row>
        <table:table-row table:style-name="ro1">
          <table:table-cell office:value-type="string">
            <text:p>Klæbu</text:p>
          </table:table-cell>
          <table:table-cell office:value-type="string">
            <text:p>Bratsberg</text:p>
          </table:table-cell>
          <table:table-cell office:value-type="float" office:value="6.8">
            <text:p>6,8</text:p>
          </table:table-cell>
          <table:table-cell table:style-name="ce2" table:formula="of:=[.C74]*['Reglar mm'.$A$2]" office:value-type="float" office:value="6.8">
            <text:p>6,8</text:p>
          </table:table-cell>
          <table:table-cell table:style-name="ce4" table:formula="of:=[.D74]" office:value-type="float" office:value="6.8">
            <text:p>7</text:p>
          </table:table-cell>
          <table:table-cell office:value-type="string">
            <text:p>Oransje</text:p>
          </table:table-cell>
          <table:table-cell/>
          <table:table-cell table:formula="of:=[.E74]" office:value-type="float" office:value="6.8">
            <text:p>7</text:p>
          </table:table-cell>
          <table:table-cell table:number-columns-repeated="2"/>
          <table:table-cell/>
          <table:table-cell table:formula="of:=(([.E74]-[.G74]-[.H74]-[.I74]-[.J74])*['Reglar mm'.$C$9])+([.G74]*['Reglar mm'.$C$5])+([.H74]*['Reglar mm'.$C$6])+([.I74]*['Reglar mm'.$C$7])+([.J74]*['Reglar mm'.$C$10])" office:value-type="float" office:value="8.84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Dragvoll</text:p>
          </table:table-cell>
          <table:table-cell office:value-type="string">
            <text:p>Sjetnemarka</text:p>
          </table:table-cell>
          <table:table-cell office:value-type="float" office:value="7.9">
            <text:p>7,9</text:p>
          </table:table-cell>
          <table:table-cell table:style-name="ce2" table:formula="of:=[.C75]*['Reglar mm'.$A$2]" office:value-type="float" office:value="7.9">
            <text:p>7,9</text:p>
          </table:table-cell>
          <table:table-cell table:style-name="ce4" table:formula="of:=[.D75]" office:value-type="float" office:value="7.9">
            <text:p>8</text:p>
          </table:table-cell>
          <table:table-cell office:value-type="string">
            <text:p>Kvit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/>
          <table:table-cell table:formula="of:=(([.E75]-[.G75]-[.H75]-[.I75]-[.J75])*['Reglar mm'.$C$9])+([.G75]*['Reglar mm'.$C$5])+([.H75]*['Reglar mm'.$C$6])+([.I75]*['Reglar mm'.$C$7])+([.J75]*['Reglar mm'.$C$10])" office:value-type="float" office:value="8.7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Tiller</text:p>
          </table:table-cell>
          <table:table-cell office:value-type="string">
            <text:p>Tanem</text:p>
          </table:table-cell>
          <table:table-cell office:value-type="float" office:value="8.1">
            <text:p>8,1</text:p>
          </table:table-cell>
          <table:table-cell table:style-name="ce2" table:formula="of:=[.C76]*['Reglar mm'.$A$2]" office:value-type="float" office:value="8.1">
            <text:p>8,1</text:p>
          </table:table-cell>
          <table:table-cell table:style-name="ce4" table:formula="of:=[.D76]" office:value-type="float" office:value="8.1">
            <text:p>8</text:p>
          </table:table-cell>
          <table:table-cell office:value-type="string">
            <text:p>Lilla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(([.E76]-[.G76]-[.H76]-[.I76]-[.J76])*['Reglar mm'.$C$9])+([.G76]*['Reglar mm'.$C$5])+([.H76]*['Reglar mm'.$C$6])+([.I76]*['Reglar mm'.$C$7])+([.J76]*['Reglar mm'.$C$10])" office:value-type="float" office:value="8.5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Hundhamaren</text:p>
          </table:table-cell>
          <table:table-cell office:value-type="string">
            <text:p>Pirbadet</text:p>
          </table:table-cell>
          <table:table-cell office:value-type="float" office:value="11.7">
            <text:p>11,7</text:p>
          </table:table-cell>
          <table:table-cell table:style-name="ce2" table:formula="of:=[.C77]*['Reglar mm'.$A$2]" office:value-type="float" office:value="11.7">
            <text:p>11,7</text:p>
          </table:table-cell>
          <table:table-cell table:style-name="ce4" table:formula="of:=[.D77]" office:value-type="float" office:value="11.7">
            <text:p>12</text:p>
          </table:table-cell>
          <table:table-cell office:value-type="string">
            <text:p>Valfri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/>
          <table:table-cell table:formula="of:=(([.E77]-[.G77]-[.H77]-[.I77]-[.J77])*['Reglar mm'.$C$9])+([.G77]*['Reglar mm'.$C$5])+([.H77]*['Reglar mm'.$C$6])+([.I77]*['Reglar mm'.$C$7])+([.J77]*['Reglar mm'.$C$10])" office:value-type="float" office:value="13.3">
            <text:p>1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4"/>
          <table:table-cell table:formula="of:=SUM([.E2:.E77])" office:value-type="float" office:value="200.2">
            <text:p>200</text:p>
          </table:table-cell>
          <table:table-cell/>
          <table:table-cell table:formula="of:=SUM([.G2:.G77])" office:value-type="float" office:value="12.3">
            <text:p>12</text:p>
          </table:table-cell>
          <table:table-cell table:formula="of:=SUM([.H2:.H77])" office:value-type="float" office:value="17">
            <text:p>17</text:p>
          </table:table-cell>
          <table:table-cell table:formula="of:=SUM([.I2:.I77])" office:value-type="float" office:value="25">
            <text:p>25</text:p>
          </table:table-cell>
          <table:table-cell table:style-name="ce3" table:formula="of:=SUM([.J2:.J77])" office:value-type="float" office:value="31.3">
            <text:p>31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E79]+[.J79]" office:value-type="float" office:value="231.5">
            <text:p>232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Trikk</text:p>
          </table:table-cell>
          <table:table-cell office:value-type="string">
            <text:p>Tunnel</text:p>
          </table:table-cell>
          <table:table-cell office:value-type="string">
            <text:p>Joker</text:p>
          </table:table-cell>
          <table:table-cell office:value-type="string">
            <text:p>Dobbel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formula="of:=[.E80]/75" office:value-type="float" office:value="3.08666666666667">
            <text:p>3</text:p>
          </table:table-cell>
          <table:table-cell table:number-columns-repeated="17"/>
        </table:table-row>
        <table:table-row table:style-name="ro1" table:number-rows-repeated="6545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Oppdrag" table:style-name="ta1" table:print="false">
        <table:table-column table:style-name="co1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Oppdragnr</text:p>
          </table:table-cell>
          <table:table-cell table:style-name="ce1" office:value-type="string">
            <text:p>Frå</text:p>
          </table:table-cell>
          <table:table-cell table:style-name="ce1" office:value-type="string">
            <text:p>Til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Spesielt</text:p>
          </table:table-cell>
          <table:table-cell table:style-name="ce1" office:value-type="string">
            <text:p>Kortaste ve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tsberg</text:p>
          </table:table-cell>
          <table:table-cell office:value-type="string">
            <text:p>Piren</text:p>
          </table:table-cell>
          <table:table-cell table:number-columns-repeated="2"/>
          <table:table-cell office:value-type="string">
            <text:p>Bratsberg-Tiller-Tonstad-Romolslia-Samfundet-Sentrum-Stasjonen-Piren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Breidablikk</text:p>
          </table:table-cell>
          <table:table-cell office:value-type="string">
            <text:p>IKEA</text:p>
          </table:table-cell>
          <table:table-cell table:number-columns-repeated="2"/>
          <table:table-cell office:value-type="string">
            <text:p>Breidablikk-Marienborg-St.Olav-Gløshaugen-Moholt-Voll-Drag-Tunga-IKEA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Buenget</text:p>
          </table:table-cell>
          <table:table-cell office:value-type="string">
            <text:p>Dragvoll</text:p>
          </table:table-cell>
          <table:table-cell/>
          <table:table-cell office:value-type="string">
            <text:p>Femmerruta</text:p>
          </table:table-cell>
          <table:table-cell office:value-type="string">
            <text:p>Buenget-Munkvoll-Breidablikk-Marienborg-St.Olav-Samfundet-Gløs-Moholt-Voll-Drag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Buran</text:p>
          </table:table-cell>
          <table:table-cell office:value-type="string">
            <text:p>Samfundet</text:p>
          </table:table-cell>
          <table:table-cell table:number-columns-repeated="2"/>
          <table:table-cell office:value-type="string">
            <text:p>Buran-Rosenborg-Singsaker-Samfundet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Buran</text:p>
          </table:table-cell>
          <table:table-cell office:value-type="string">
            <text:p>Voll</text:p>
          </table:table-cell>
          <table:table-cell table:number-columns-repeated="2"/>
          <table:table-cell office:value-type="string">
            <text:p>Buran-Strindheim-Tunga-Drag-Voll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Charlottenlund</text:p>
          </table:table-cell>
          <table:table-cell office:value-type="string">
            <text:p>Ila</text:p>
          </table:table-cell>
          <table:table-cell table:number-columns-repeated="2"/>
          <table:table-cell office:value-type="string">
            <text:p>Charlottenlund-Strindheim-Buran-Solsiden-Sentrum-Kalvskinnet-Skansen-Ila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City Lade</text:p>
          </table:table-cell>
          <table:table-cell office:value-type="string">
            <text:p>Saupstad</text:p>
          </table:table-cell>
          <table:table-cell table:number-columns-repeated="2"/>
          <table:table-cell office:value-type="string">
            <text:p>City Lade-Piren-Stasjonen-Sentrum-Samfundet-Romolslia-Flatåsen-Saupstad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Flatåsen</text:p>
          </table:table-cell>
          <table:table-cell office:value-type="string">
            <text:p>Vikåsen</text:p>
          </table:table-cell>
          <table:table-cell table:number-columns-repeated="2"/>
          <table:table-cell office:value-type="string">
            <text:p>Flatåsen-Romolslia-Samfundet-Gløs-Moholt-Voll-Drag-Solbakken skole-Vikåsen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Gløshaugen</text:p>
          </table:table-cell>
          <table:table-cell office:value-type="string">
            <text:p>Dragvoll</text:p>
          </table:table-cell>
          <table:table-cell table:formula="of:=[Ruter.L48]+[Ruter.L17]+[Ruter.L24]" office:value-type="float" office:value="5.06">
            <text:p>5,06</text:p>
          </table:table-cell>
          <table:table-cell/>
          <table:table-cell office:value-type="string">
            <text:p>Gløs-Moholt-Voll-Drag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2" office:value-type="string">
            <text:p>Heimdal</text:p>
          </table:table-cell>
          <table:table-cell office:value-type="string">
            <text:p>Pirbadet</text:p>
          </table:table-cell>
          <table:table-cell table:number-columns-repeated="2"/>
          <table:table-cell office:value-type="string">
            <text:p>Heimdal-Tiller-Tonstad-Romolslia-Samfundet-Sentrum-Stasjonen-Piren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IKEA</text:p>
          </table:table-cell>
          <table:table-cell office:value-type="string">
            <text:p>Ila</text:p>
          </table:table-cell>
          <table:table-cell table:number-columns-repeated="2"/>
          <table:table-cell office:value-type="string">
            <text:p>IKEA-Tunga-Strindheim-Buran-Solsiden-Sentrum-Kalvskinnet-Skansen-Ila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Ila</text:p>
          </table:table-cell>
          <table:table-cell office:value-type="string">
            <text:p>Jonsvatnet</text:p>
          </table:table-cell>
          <table:table-cell table:number-columns-repeated="2"/>
          <table:table-cell office:value-type="string">
            <text:p>Ila-Skansen-Kalvskinnet-Sentrum-Samfundet-Gløs-Moholt-Voll-Drag-Solbakken skole-Jonsvatnet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Ila</text:p>
          </table:table-cell>
          <table:table-cell office:value-type="string">
            <text:p>Stavset</text:p>
          </table:table-cell>
          <table:table-cell table:number-columns-repeated="2"/>
          <table:table-cell office:value-type="string">
            <text:p>Ila-Sverresborg-Åsv.skole-Stavset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Ila</text:p>
          </table:table-cell>
          <table:table-cell office:value-type="string">
            <text:p>Othilienborg</text:p>
          </table:table-cell>
          <table:table-cell table:number-columns-repeated="2"/>
          <table:table-cell office:value-type="string">
            <text:p>Ila-Breidablikk-Marienborg-St.Olav-Samfundet-Gløs-Othilienborg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Jakobsli</text:p>
          </table:table-cell>
          <table:table-cell office:value-type="string">
            <text:p>Sverresborg</text:p>
          </table:table-cell>
          <table:table-cell table:number-columns-repeated="2"/>
          <table:table-cell office:value-type="string">
            <text:p>Jakobsli-Solbakken skole-Drag-Voll-Moholt-Gløs-Samfundet-St.Olav-Marienborg-Breidablikk-Åsv.skole-Sverresborg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Klæbu</text:p>
          </table:table-cell>
          <table:table-cell office:value-type="string">
            <text:p>Hundhamaren</text:p>
          </table:table-cell>
          <table:table-cell table:formula="of:=[Ruter.L73]+[Ruter.L34]+[Ruter.L27]+[Ruter.L70]+[Ruter.L57]+[Ruter.L54]+[Ruter.L58]" office:value-type="float" office:value="24.74">
            <text:p>24,74</text:p>
          </table:table-cell>
          <table:table-cell/>
          <table:table-cell office:value-type="string">
            <text:p>Klæbu-Tiller-Tonstad-Sjetnemarka-Drag-Tunga-Strindheim-Charlottenlund-Hundhamaren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Lade allé</text:p>
          </table:table-cell>
          <table:table-cell office:value-type="string">
            <text:p>Tonstad</text:p>
          </table:table-cell>
          <table:table-cell table:number-columns-repeated="2"/>
          <table:table-cell office:value-type="string">
            <text:p>Lade-Strindheim-Tunga-Drag-Sjetnemarka-Tonstad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Marienborg</text:p>
          </table:table-cell>
          <table:table-cell office:value-type="string">
            <text:p>Heimdal</text:p>
          </table:table-cell>
          <table:table-cell table:number-columns-repeated="2"/>
          <table:table-cell office:value-type="string">
            <text:p>Marienborg-Breidablikk-Åsv.skole-Stavset-Flatåsen-Saupstad-Heimdal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Moholt</text:p>
          </table:table-cell>
          <table:table-cell office:value-type="string">
            <text:p>IKEA</text:p>
          </table:table-cell>
          <table:table-cell table:number-columns-repeated="2"/>
          <table:table-cell office:value-type="string">
            <text:p>Moholt-Voll-Drag-Tunga-Ikea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Moholt</text:p>
          </table:table-cell>
          <table:table-cell office:value-type="string">
            <text:p>Spektrum</text:p>
          </table:table-cell>
          <table:table-cell table:number-columns-repeated="2"/>
          <table:table-cell office:value-type="string">
            <text:p>Moholt-Gløs-Samfundet-Sentrum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Othilienborg</text:p>
          </table:table-cell>
          <table:table-cell office:value-type="string">
            <text:p>Solbakken skole</text:p>
          </table:table-cell>
          <table:table-cell table:number-columns-repeated="2"/>
          <table:table-cell office:value-type="string">
            <text:p>Othilienborg-Steinan-Drag-Solbakken skole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Reppe</text:p>
          </table:table-cell>
          <table:table-cell office:value-type="string">
            <text:p>Risvollan</text:p>
          </table:table-cell>
          <table:table-cell table:number-columns-repeated="2"/>
          <table:table-cell office:value-type="string">
            <text:p>Reppe-Solbakken skole-Drag-Steinan-Risvollan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string">
            <text:p>Reppe</text:p>
          </table:table-cell>
          <table:table-cell office:value-type="string">
            <text:p>Lade allé</text:p>
          </table:table-cell>
          <table:table-cell table:number-columns-repeated="2"/>
          <table:table-cell office:value-type="string">
            <text:p>Reppe-Charlottenlund-Strindheim-Lade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Ringve</text:p>
          </table:table-cell>
          <table:table-cell office:value-type="string">
            <text:p>Kalvskinnet</text:p>
          </table:table-cell>
          <table:table-cell table:number-columns-repeated="2"/>
          <table:table-cell office:value-type="string">
            <text:p>Ringve-City Lade-Solsiden-Sentrum-Kalvskinnet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Romolslia</text:p>
          </table:table-cell>
          <table:table-cell office:value-type="string">
            <text:p>Rotvoll</text:p>
          </table:table-cell>
          <table:table-cell table:number-columns-repeated="2"/>
          <table:table-cell office:value-type="string">
            <text:p>Romolslia-Samfundet-Singsaker-Rosenborg-Buran-Strindheim-Rotvoll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Rosenborg</text:p>
          </table:table-cell>
          <table:table-cell office:value-type="string">
            <text:p>Gløshaugen</text:p>
          </table:table-cell>
          <table:table-cell table:number-columns-repeated="2"/>
          <table:table-cell office:value-type="string">
            <text:p>Rosenborg-Singsaker-Samfundet-Gløs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Samfundet</text:p>
          </table:table-cell>
          <table:table-cell office:value-type="string">
            <text:p>Tyholt</text:p>
          </table:table-cell>
          <table:table-cell table:number-columns-repeated="2"/>
          <table:table-cell office:value-type="string">
            <text:p>Samfundet-Singsaker-Tyholt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string">
            <text:p>Saupstad</text:p>
          </table:table-cell>
          <table:table-cell office:value-type="string">
            <text:p>Tyholt</text:p>
          </table:table-cell>
          <table:table-cell table:number-columns-repeated="2"/>
          <table:table-cell office:value-type="string">
            <text:p>Saupstad-Flatåsen-Romolslia-Samfundet-Singsaker-Tyholt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Sentrum</text:p>
          </table:table-cell>
          <table:table-cell office:value-type="string">
            <text:p>Dragvoll</text:p>
          </table:table-cell>
          <table:table-cell table:formula="of:=[Ruter.L18]+[Ruter.L8]+[Ruter.L48]+[Ruter.L17]+[Ruter.L24]" office:value-type="float" office:value="7.05">
            <text:p>7,05</text:p>
          </table:table-cell>
          <table:table-cell/>
          <table:table-cell office:value-type="string">
            <text:p>Sentrum-Samfundet-Gløs-Moholt-Voll-Drag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string">
            <text:p>Sentrum</text:p>
          </table:table-cell>
          <table:table-cell office:value-type="string">
            <text:p>Gløshaugen</text:p>
          </table:table-cell>
          <table:table-cell table:number-columns-repeated="2"/>
          <table:table-cell office:value-type="string">
            <text:p>Sentrum-Samfundet-Gløs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string">
            <text:p>Sentrum</text:p>
          </table:table-cell>
          <table:table-cell office:value-type="string">
            <text:p>Ugla</text:p>
          </table:table-cell>
          <table:table-cell table:formula="of:=([Ruter.L10]+[Ruter.L13]+[Ruter.L5]+[Ruter.L36]+[Ruter.L56]+[Ruter.L47])*['Reglar mm'.C8]" office:value-type="float" office:value="14.664">
            <text:p>14,66</text:p>
          </table:table-cell>
          <table:table-cell office:value-type="string">
            <text:p>Trikkeruta, må via alle</text:p>
          </table:table-cell>
          <table:table-cell office:value-type="string">
            <text:p>Sentrum-Kalvskinnet-Skansen-Ila-Breidablikk-Munkvoll-Ugla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string">
            <text:p>Singsaker</text:p>
          </table:table-cell>
          <table:table-cell office:value-type="string">
            <text:p>Kalvskinnet</text:p>
          </table:table-cell>
          <table:table-cell table:number-columns-repeated="2"/>
          <table:table-cell office:value-type="string">
            <text:p>Singsaker-Samfundet-Sentrum-Kalvskinnet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string">
            <text:p>Singsaker</text:p>
          </table:table-cell>
          <table:table-cell office:value-type="string">
            <text:p>Solbakken skole</text:p>
          </table:table-cell>
          <table:table-cell table:number-columns-repeated="2"/>
          <table:table-cell office:value-type="string">
            <text:p>Singsaker-Tyholt-Strinda-Moholt-Voll-Drag-Solbakken skole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string">
            <text:p>Sjetnemarka</text:p>
          </table:table-cell>
          <table:table-cell office:value-type="string">
            <text:p>Ringve</text:p>
          </table:table-cell>
          <table:table-cell table:number-columns-repeated="2"/>
          <table:table-cell office:value-type="string">
            <text:p>Sjetnemarka-Drag-Tunga-Strindheim-Lade-Ringve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string">
            <text:p>Skansen</text:p>
          </table:table-cell>
          <table:table-cell office:value-type="string">
            <text:p>Marienborg</text:p>
          </table:table-cell>
          <table:table-cell table:number-columns-repeated="2"/>
          <table:table-cell office:value-type="string">
            <text:p>Skansen-Ila-Breidablikk-Marienborg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string">
            <text:p>Spektrum</text:p>
          </table:table-cell>
          <table:table-cell office:value-type="string">
            <text:p>Pirbadet</text:p>
          </table:table-cell>
          <table:table-cell table:number-columns-repeated="2"/>
          <table:table-cell office:value-type="string">
            <text:p>Spektrum-Samfundet-Sentrum-Stasjonen-Piren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string">
            <text:p>St. Olav</text:p>
          </table:table-cell>
          <table:table-cell office:value-type="string">
            <text:p>Tonstad</text:p>
          </table:table-cell>
          <table:table-cell table:number-columns-repeated="2"/>
          <table:table-cell office:value-type="string">
            <text:p>St.Olav-Samfundet-Romolslia-Tonstad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string">
            <text:p>Strinda</text:p>
          </table:table-cell>
          <table:table-cell office:value-type="string">
            <text:p>Rosenborg</text:p>
          </table:table-cell>
          <table:table-cell table:number-columns-repeated="2"/>
          <table:table-cell office:value-type="string">
            <text:p>Strinda-Tyholt-Singsaker-Rosenborg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string">
            <text:p>Strinda</text:p>
          </table:table-cell>
          <table:table-cell office:value-type="string">
            <text:p>Strindheim</text:p>
          </table:table-cell>
          <table:table-cell table:number-columns-repeated="2"/>
          <table:table-cell office:value-type="string">
            <text:p>Strinda-Moholt-Voll-Drag-Tunga-Strindheim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Strindheim</text:p>
          </table:table-cell>
          <table:table-cell office:value-type="string">
            <text:p>Munkvoll</text:p>
          </table:table-cell>
          <table:table-cell table:number-columns-repeated="2"/>
          <table:table-cell office:value-type="string">
            <text:p>Strindheim-Buran-Rosenborg-Singsaker-Samfundet-St.Olav-Marienborg-Breidablikk-Munkvoll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string">
            <text:p>Tiller</text:p>
          </table:table-cell>
          <table:table-cell office:value-type="string">
            <text:p>City Lade</text:p>
          </table:table-cell>
          <table:table-cell table:number-columns-repeated="2"/>
          <table:table-cell office:value-type="string">
            <text:p>Tiller-Tonstad-Romolslia-Samfundet-Sentrum-Solsiden-City Lade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string">
            <text:p>Tiller</text:p>
          </table:table-cell>
          <table:table-cell office:value-type="string">
            <text:p>Jakobsli</text:p>
          </table:table-cell>
          <table:table-cell table:number-columns-repeated="2"/>
          <table:table-cell office:value-type="string">
            <text:p>Tiller-Tonstad-Sjetnemarka-Drag-Solbakken skole-Jakobsli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office:value-type="string">
            <text:p>Tiller</text:p>
          </table:table-cell>
          <table:table-cell office:value-type="string">
            <text:p>Steinan</text:p>
          </table:table-cell>
          <table:table-cell table:number-columns-repeated="2"/>
          <table:table-cell office:value-type="string">
            <text:p>Tiller-Tonstad-Sjetnemarka-Risvollan-Steinan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office:value-type="string">
            <text:p>Trondheim S</text:p>
          </table:table-cell>
          <table:table-cell office:value-type="string">
            <text:p>Gløshaugen</text:p>
          </table:table-cell>
          <table:table-cell table:formula="of:=([Ruter.L11]+[Ruter.L10]+[Ruter.L13]+[Ruter.L18]+[Ruter.L4]+[Ruter.L2]+[Ruter.L8])*['Reglar mm'.C8]" office:value-type="float" office:value="8.616">
            <text:p>8,62</text:p>
          </table:table-cell>
          <table:table-cell office:value-type="string">
            <text:p>via Skansen og Marienborg</text:p>
          </table:table-cell>
          <table:table-cell office:value-type="string">
            <text:p>Stasjonen-Sentrum-Samfundet-Gløs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office:value-type="string">
            <text:p>Piren</text:p>
          </table:table-cell>
          <table:table-cell office:value-type="string">
            <text:p>Samfundet</text:p>
          </table:table-cell>
          <table:table-cell table:number-columns-repeated="2"/>
          <table:table-cell office:value-type="string">
            <text:p>Piren-Stasjonen-Sentrum-Samfundet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string">
            <text:p>Tunga</text:p>
          </table:table-cell>
          <table:table-cell office:value-type="string">
            <text:p>Jonsvatnet</text:p>
          </table:table-cell>
          <table:table-cell table:number-columns-repeated="2"/>
          <table:table-cell office:value-type="string">
            <text:p>Tunga-Jakobsli-Solbakken skole-Jonsvatnet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office:value-type="string">
            <text:p>Ugla</text:p>
          </table:table-cell>
          <table:table-cell office:value-type="string">
            <text:p>Risvollan</text:p>
          </table:table-cell>
          <table:table-cell table:number-columns-repeated="2"/>
          <table:table-cell office:value-type="string">
            <text:p>Ugla-Munkvoll-Breidablikk-Marienborg-St.Olav-Samfundet-Gløs-Othilienborg-Steinan-Risvollan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office:value-type="string">
            <text:p>Vikåsen</text:p>
          </table:table-cell>
          <table:table-cell office:value-type="string">
            <text:p>Breidablikk</text:p>
          </table:table-cell>
          <table:table-cell table:number-columns-repeated="2"/>
          <table:table-cell office:value-type="string">
            <text:p>Vikåsen-Solbakken skole-Drag-Voll-Moholt-Gløs-Samfundet-St.Olav-Marienborg-Breidablikk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office:value-type="string">
            <text:p>Voll</text:p>
          </table:table-cell>
          <table:table-cell office:value-type="string">
            <text:p>Spektrum</text:p>
          </table:table-cell>
          <table:table-cell table:number-columns-repeated="2"/>
          <table:table-cell office:value-type="string">
            <text:p>Voll-Moholt-Gløs-Samfundet-Spektrum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office:value-type="string">
            <text:p>Dragvoll</text:p>
          </table:table-cell>
          <table:table-cell office:value-type="string">
            <text:p>Sverresborg</text:p>
          </table:table-cell>
          <table:table-cell/>
          <table:table-cell office:value-type="string">
            <text:p>Historisk rute</text:p>
          </table:table-cell>
          <table:table-cell office:value-type="string">
            <text:p>Dragvoll-Voll-Moholt-Gløs-Samfundet-Sentrum-Kalvskinnet-Skansen-Ila-Sverresborg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office:value-type="string">
            <text:p>Åsvegen skole</text:p>
          </table:table-cell>
          <table:table-cell office:value-type="string">
            <text:p>Dragvoll</text:p>
          </table:table-cell>
          <table:table-cell table:number-columns-repeated="2"/>
          <table:table-cell office:value-type="string">
            <text:p>Åsvegen skole-Breidablikk-Marienborg-St.Olav-Samfundet-Gløs-Moholt-Voll-Drag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office:value-type="string">
            <text:p>Åsvegen skole</text:p>
          </table:table-cell>
          <table:table-cell office:value-type="string">
            <text:p>Solsida</text:p>
          </table:table-cell>
          <table:table-cell table:number-columns-repeated="2"/>
          <table:table-cell office:value-type="string">
            <text:p>Åsvegen skole-Sverresborg-Ila-Skansen-Kalvskinnet-Sentrum-Solsida</text:p>
          </table:table-cell>
        </table:table-row>
      </table:table>
      <table:table table:name="Reglar mm" table:style-name="ta1" table:print="false"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6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Km-faktor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>
            <text:p>Tod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pdragspoeng</text:p>
          </table:table-cell>
          <table:table-cell table:number-columns-repeated="4"/>
          <table:table-cell office:value-type="string">
            <text:p>Teikn kar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kstrapoeng for trikk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Revurder fargev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kstrapoeng for tunnel</text:p>
          </table:table-cell>
          <table:table-cell office:value-type="float" office:value="1.3">
            <text:p>1,3</text:p>
          </table:table-cell>
          <table:table-cell table:number-columns-repeated="3"/>
          <table:table-cell office:value-type="string">
            <text:p>Ferdigstilll oppdrag og rut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kstrapoeng for joker</text:p>
          </table:table-cell>
          <table:table-cell office:value-type="float" office:value="1.4">
            <text:p>1,4</text:p>
          </table:table-cell>
          <table:table-cell table:number-columns-repeated="2"/>
          <table:table-cell office:value-type="string">
            <text:p>Skann t-kor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a-poeng</text:p>
          </table:table-cell>
          <table:table-cell office:value-type="float" office:value="1.2">
            <text:p>1,2</text:p>
          </table:table-cell>
          <table:table-cell table:number-columns-repeated="3"/>
          <table:table-cell office:value-type="string">
            <text:p>Design oppdragskor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nleg poeng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sign togkor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bbelfaktor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string">
            <text:p>Log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Så formel for poeng</text:p>
          </table:table-cell>
          <table:table-cell office:value-type="string">
            <text:p>Vanleg poeng*#vanlege ruter + Trikkepoeng*#trikkeruter + Tunnelpoeng*#tunnelruter + Jokerpoeng*#jokerruter + viapoeng*#viaruter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Toglengdepoeng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Strekningslengde</text:p>
          </table:table-cell>
          <table:table-cell table:style-name="ce6" office:value-type="string">
            <text:p>Antal poeng</text:p>
          </table:table-cell>
          <table:table-cell table:number-columns-repeated="6"/>
          <table:table-cell table:style-name="ce1" office:value-type="string">
            <text:p>Idear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table:style-name="ce2" office:value-type="string">
            <text:p>Tårn/stasjon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string">
            <text:p>Sykkelrute</text:p>
          </table:table-cell>
          <table:table-cell office:value-type="string">
            <text:p>må bygge fargane som ligg på borde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Hopp-over-kort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string">
            <text:p>Terrorist-kort (ca 6)</text:p>
          </table:table-cell>
          <table:table-cell office:value-type="string">
            <text:p>fjerner rut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Kort-låning-bytting?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6"/>
          <table:table-cell office:value-type="string">
            <text:p>Bytt ut kort-kort (ca 6)</text:p>
          </table:table-cell>
          <table:table-cell office:value-type="string">
            <text:p>opptil tre kort kan byttes ut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6"/>
          <table:table-cell office:value-type="string">
            <text:p>Busstuc-kortet</text:p>
          </table:table-cell>
          <table:table-cell office:value-type="string">
            <text:p>få ei gratis rute (maks lengde 5)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6"/>
          <table:table-cell office:value-type="string">
            <text:p>Uflaks-kortet</text:p>
          </table:table-cell>
          <table:table-cell office:value-type="string">
            <text:p>dobbelt så langt / + 3 lengde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string">
            <text:p>Stjel kort frå motspelar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Gråkallbanen-kortet</text:p>
          </table:table-cell>
          <table:table-cell office:value-type="string">
            <text:p>Få ei gratis rute / alle trikkeruter halv pris</text:p>
          </table:table-cell>
        </table:table-row>
        <table:table-row table:style-name="ro1">
          <table:table-cell/>
          <table:table-cell office:value-type="string">
            <text:p>Snitt på 2,99 ruter per strekning. Snitt på 7 strekningar per farge, gir 21 ruter i kvar farge. Dessutan får grå 35.</text:p>
          </table:table-cell>
          <table:table-cell table:number-columns-repeated="7"/>
          <table:table-cell office:value-type="string">
            <text:p>Ta med senga på bussen-kortet</text:p>
          </table:table-cell>
          <table:table-cell office:value-type="string">
            <text:p>Stå over ein runde</text:p>
          </table:table-cell>
        </table:table-row>
        <table:table-row table:style-name="ro1">
          <table:table-cell table:number-columns-repeated="2"/>
          <table:table-cell table:style-name="ce1" office:value-type="string">
            <text:p>Antal bussar</text:p>
          </table:table-cell>
          <table:table-cell table:style-name="ce1" office:value-type="string">
            <text:p>Antal strekninga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ul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rønn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lå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aud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ransje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Kvit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vart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lla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obbeldekker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>
            <text:p>Strekningslengd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Totalt</text:p>
          </table:table-cell>
          <table:table-cell table:formula="of:=SUM([.C40:.C48])" office:value-type="float" office:value="73">
            <text:p>73</text:p>
          </table:table-cell>
          <table:table-cell table:number-columns-repeated="8"/>
        </table:table-row>
      </table:table>
      <table:database-ranges>
        <table:database-range table:target-range-address="Ruter.A2:Ruter.L7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14.04.2010</text:date>, <text:time>00:09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ds Opheim</meta:initial-creator>
    <meta:creation-date>2010-02-27T20:40:44</meta:creation-date>
    <dc:date>2010-04-14T00:09:00</dc:date>
    <dc:creator>Mads Opheim</dc:creator>
    <meta:editing-duration>PT21H41M36S</meta:editing-duration>
    <meta:editing-cycles>64</meta:editing-cycles>
    <meta:generator>OpenOffice.org/3.1$Linux OpenOffice.org_project/310m19$Build-9420</meta:generator>
    <meta:document-statistic meta:table-count="3" meta:cell-count="1267" meta:object-count="0"/>
  </office:meta>
</office:document-meta>
</file>